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5.166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0.61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5.36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2.3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aecf00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rictionPointA" table:style-name="ta1" table:print="false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useAccumulatedImpulse = false</text:p>
          </table:table-cell>
          <table:table-cell table:number-columns-repeated="4"/>
          <table:table-cell office:value-type="string">
            <text:p>useAccumulatedImpulse = true</text:p>
          </table:table-cell>
          <table:table-cell table:number-columns-repeated="12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Impulse</text:p>
          </table:table-cell>
          <table:table-cell office:value-type="string">
            <text:p>ImpulseSum</text:p>
          </table:table-cell>
          <table:table-cell table:number-columns-repeated="2"/>
          <table:table-cell office:value-type="string">
            <text:p>Iteration</text:p>
          </table:table-cell>
          <table:table-cell office:value-type="string">
            <text:p>Impulse</text:p>
          </table:table-cell>
          <table:table-cell office:value-type="string">
            <text:p>ImpulseSum</text:p>
          </table:table-cell>
          <table:table-cell table:number-columns-repeated="2"/>
          <table:table-cell table:style-name="ce2" office:value-type="string">
            <text:p>useAccumulatedImpulse = false</text:p>
          </table:table-cell>
          <table:table-cell table:number-columns-repeated="5"/>
          <table:table-cell>
            <draw:frame table:end-cell-address="FrictionPointA.X25" table:end-x="1.227cm" table:end-y="0.142cm" draw:z-index="2" draw:style-name="gr1" draw:text-style-name="P1" svg:width="15.974cm" svg:height="9.197cm" svg:x="1.059cm" svg:y="0.64cm">
              <draw:object draw:notify-on-update-of-ranges="FrictionPointA.G4:FrictionPointA.G4 FrictionPointA.G5:FrictionPointA.G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2" office:value-type="string">
            <text:p>useAccumulatedImpulse = tru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75">
            <text:p>-7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-75">
            <text:p>-75</text:p>
          </table:table-cell>
          <table:table-cell/>
          <table:table-cell>
            <draw:frame table:end-cell-address="FrictionPointA.Q25" table:end-x="1.087cm" table:end-y="0.397cm" draw:z-index="0" draw:style-name="gr1" draw:text-style-name="P1" svg:width="16.002cm" svg:height="9.358cm" svg:x="0.892cm" svg:y="0.071cm">
              <draw:object draw:notify-on-update-of-ranges="FrictionPointA.B4:FrictionPointA.B4 FrictionPointA.B5:FrictionPointA.B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.952017">
            <text:p>29,952017</text:p>
          </table:table-cell>
          <table:table-cell office:value-type="float" office:value="-45.04799">
            <text:p>-45,0479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.95201">
            <text:p>29,95201</text:p>
          </table:table-cell>
          <table:table-cell office:value-type="float" office:value="-45.047993">
            <text:p>-45,047993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20.920317">
            <text:p>20,920317</text:p>
          </table:table-cell>
          <table:table-cell office:value-type="float" office:value="-24.127672">
            <text:p>-24,12767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office:value-type="float" office:value="27.518972">
            <text:p>27,518972</text:p>
          </table:table-cell>
          <table:table-cell office:value-type="float" office:value="-17.52902">
            <text:p>-17,5290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313215">
            <text:p>7,5313215</text:p>
          </table:table-cell>
          <table:table-cell office:value-type="float" office:value="-16.59635">
            <text:p>-16,5963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6.776503">
            <text:p>16,776503</text:p>
          </table:table-cell>
          <table:table-cell office:value-type="float" office:value="-0.75251794">
            <text:p>-0,7525179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7112663">
            <text:p>2,7112663</text:p>
          </table:table-cell>
          <table:table-cell office:value-type="float" office:value="-13.885083">
            <text:p>-13,88508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9.560913">
            <text:p>9,560913</text:p>
          </table:table-cell>
          <table:table-cell office:value-type="float" office:value="8.808394">
            <text:p>8,80839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7605586">
            <text:p>0,97605586</text:p>
          </table:table-cell>
          <table:table-cell office:value-type="float" office:value="-12.909027">
            <text:p>-12,90902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.36996">
            <text:p>5,36996</text:p>
          </table:table-cell>
          <table:table-cell office:value-type="float" office:value="14.178355">
            <text:p>14,17835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5138708">
            <text:p>0,35138708</text:p>
          </table:table-cell>
          <table:table-cell office:value-type="float" office:value="-12.55764">
            <text:p>-12,5576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0061753">
            <text:p>3,0061753</text:p>
          </table:table-cell>
          <table:table-cell office:value-type="float" office:value="17.18453">
            <text:p>17,1845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2649317">
            <text:p>0,12649317</text:p>
          </table:table-cell>
          <table:table-cell office:value-type="float" office:value="-12.431147">
            <text:p>-12,431147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.6816112">
            <text:p>1,6816112</text:p>
          </table:table-cell>
          <table:table-cell office:value-type="float" office:value="18.866142">
            <text:p>18,866142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45543537">
            <text:p>0,045543537</text:p>
          </table:table-cell>
          <table:table-cell office:value-type="float" office:value="-12.385603">
            <text:p>-12,38560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.9404705">
            <text:p>0,9404705</text:p>
          </table:table-cell>
          <table:table-cell office:value-type="float" office:value="19.806612">
            <text:p>19,806612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637917">
            <text:p>0,01637917</text:p>
          </table:table-cell>
          <table:table-cell office:value-type="float" office:value="-12.369224">
            <text:p>-12,36922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.5259807">
            <text:p>0,5259807</text:p>
          </table:table-cell>
          <table:table-cell office:value-type="float" office:value="20.332592">
            <text:p>20,33259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5901791">
            <text:p>0,005901791</text:p>
          </table:table-cell>
          <table:table-cell office:value-type="float" office:value="-12.363321">
            <text:p>-12,36332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29414892">
            <text:p>0,29414892</text:p>
          </table:table-cell>
          <table:table-cell office:value-type="float" office:value="20.626741">
            <text:p>20,626741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2128072">
            <text:p>0,002128072</text:p>
          </table:table-cell>
          <table:table-cell office:value-type="float" office:value="-12.361193">
            <text:p>-12,36119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.16450882">
            <text:p>0,16450882</text:p>
          </table:table-cell>
          <table:table-cell office:value-type="float" office:value="20.79125">
            <text:p>20,79125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76927245">
            <text:p>0,0007692725</text:p>
          </table:table-cell>
          <table:table-cell office:value-type="float" office:value="-12.360424">
            <text:p>-12,36042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.09204261">
            <text:p>0,09204261</text:p>
          </table:table-cell>
          <table:table-cell office:value-type="float" office:value="20.883293">
            <text:p>20,883293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2682209">
            <text:p>0,0002682209</text:p>
          </table:table-cell>
          <table:table-cell office:value-type="float" office:value="-12.360156">
            <text:p>-12,360156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0.051455572">
            <text:p>0,051455572</text:p>
          </table:table-cell>
          <table:table-cell office:value-type="float" office:value="20.934748">
            <text:p>20,934748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107102096">
            <text:p>0,0001071021</text:p>
          </table:table-cell>
          <table:table-cell office:value-type="float" office:value="-12.360048">
            <text:p>-12,360048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0.028742943">
            <text:p>0,028742943</text:p>
          </table:table-cell>
          <table:table-cell office:value-type="float" office:value="20.963491">
            <text:p>20,963491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,632158E-05</text:p>
          </table:table-cell>
          <table:table-cell office:value-type="float" office:value="-12.360013">
            <text:p>-12,360013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.016093254">
            <text:p>0,016093254</text:p>
          </table:table-cell>
          <table:table-cell office:value-type="float" office:value="20.979584">
            <text:p>20,979584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,7695129E-05</text:p>
          </table:table-cell>
          <table:table-cell office:value-type="float" office:value="-12.359995">
            <text:p>-12,359995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08984935">
            <text:p>0,008984935</text:p>
          </table:table-cell>
          <table:table-cell office:value-type="float" office:value="20.98857">
            <text:p>20,98857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,8626451E-05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.005052425">
            <text:p>0,005052425</text:p>
          </table:table-cell>
          <table:table-cell office:value-type="float" office:value="20.993622">
            <text:p>20,993622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0.0028172508">
            <text:p>0,0028172508</text:p>
          </table:table-cell>
          <table:table-cell office:value-type="float" office:value="20.996439">
            <text:p>20,996439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0.0015646219">
            <text:p>0,0015646219</text:p>
          </table:table-cell>
          <table:table-cell office:value-type="float" office:value="20.998003">
            <text:p>20,998003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0.0008940697">
            <text:p>0,0008940697</text:p>
          </table:table-cell>
          <table:table-cell office:value-type="float" office:value="20.998898">
            <text:p>20,998898</text:p>
          </table:table-cell>
          <table:table-cell/>
          <table:table-cell>
            <draw:frame table:end-cell-address="FrictionPointA.Q45" table:end-x="1.17cm" table:end-y="0.253cm" draw:z-index="1" draw:style-name="gr1" draw:text-style-name="P1" svg:width="16.002cm" svg:height="9.007cm" svg:x="0.975cm" svg:y="0.279cm">
              <draw:object draw:notify-on-update-of-ranges="FrictionPointA.C4:FrictionPointA.C4 FrictionPointA.C5:FrictionPointA.C2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FrictionPointA.X45" table:end-x="1.228cm" table:end-y="0.201cm" draw:z-index="3" draw:style-name="gr1" draw:text-style-name="P1" svg:width="15.974cm" svg:height="9.007cm" svg:x="1.06cm" svg:y="0.227cm">
              <draw:object draw:notify-on-update-of-ranges="FrictionPointA.H4:FrictionPointA.H4 FrictionPointA.H5:FrictionPointA.H2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0.00049127266">
            <text:p>0,0004912727</text:p>
          </table:table-cell>
          <table:table-cell office:value-type="float" office:value="20.99939">
            <text:p>20,99939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0.00026775524">
            <text:p>0,0002677552</text:p>
          </table:table-cell>
          <table:table-cell office:value-type="float" office:value="20.999657">
            <text:p>20,999657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.0001792796">
            <text:p>0,0001792796</text:p>
          </table:table-cell>
          <table:table-cell office:value-type="float" office:value="20.999836">
            <text:p>20,999836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8,8475645E-05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table:number-columns-repeated="10"/>
        </table:table-row>
      </table:table>
      <table:table table:name="AllConstrain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row table:style-name="ro3">
          <table:table-cell office:value-type="string">
            <text:p>useAccumulatedImpulse = false</text:p>
          </table:table-cell>
          <table:table-cell table:number-columns-repeated="7"/>
          <table:table-cell office:value-type="string">
            <text:p>useAccumulatedImpulse = true</text:p>
          </table:table-cell>
          <table:table-cell table:number-columns-repeated="6"/>
        </table:table-row>
        <table:table-row table:style-name="ro3">
          <table:table-cell office:value-type="string">
            <text:p>Iteration</text:p>
          </table:table-cell>
          <table:table-cell office:value-type="string">
            <text:p>Constraint</text:p>
          </table:table-cell>
          <table:table-cell office:value-type="string">
            <text:p>Impulse</text:p>
          </table:table-cell>
          <table:table-cell office:value-type="string">
            <text:p>AccumulatedImpulse</text:p>
          </table:table-cell>
          <table:table-cell office:value-type="string">
            <text:p>VelocityInForceDirection</text:p>
          </table:table-cell>
          <table:table-cell office:value-type="string">
            <text:p>Velocity</text:p>
          </table:table-cell>
          <table:table-cell office:value-type="string">
            <text:p>AngularVelocity</text:p>
          </table:table-cell>
          <table:table-cell/>
          <table:table-cell office:value-type="string">
            <text:p>Iteration</text:p>
          </table:table-cell>
          <table:table-cell office:value-type="string">
            <text:p>Constraint</text:p>
          </table:table-cell>
          <table:table-cell office:value-type="string">
            <text:p>Impulse</text:p>
          </table:table-cell>
          <table:table-cell office:value-type="string">
            <text:p>AccumulatedImpulse</text:p>
          </table:table-cell>
          <table:table-cell office:value-type="string">
            <text:p>VelocityInForceDirection</text:p>
          </table:table-cell>
          <table:table-cell office:value-type="string">
            <text:p>Velocity</text:p>
          </table:table-cell>
          <table:table-cell office:value-type="string">
            <text:p>AngularVelocity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NormalA</text:p>
          </table:table-cell>
          <table:table-cell office:value-type="float" office:value="800.00006">
            <text:p>800,00006</text:p>
          </table:table-cell>
          <table:table-cell office:value-type="float" office:value="0">
            <text:p>0</text:p>
          </table:table-cell>
          <table:table-cell office:value-type="float" office:value="-0.1">
            <text:p>-0,1</text:p>
          </table:table-cell>
          <table:table-cell office:value-type="string">
            <text:p>[0,1;0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rmalA</text:p>
          </table:table-cell>
          <table:table-cell table:number-columns-repeated="2" office:value-type="float" office:value="800.00006">
            <text:p>800,00006</text:p>
          </table:table-cell>
          <table:table-cell office:value-type="float" office:value="-0.1">
            <text:p>-0,1</text:p>
          </table:table-cell>
          <table:table-cell office:value-type="string">
            <text:p>[0,1;0]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NormalB</text:p>
          </table:table-cell>
          <table:table-cell office:value-type="float" office:value="960.00006">
            <text:p>960,00006</text:p>
          </table:table-cell>
          <table:table-cell office:value-type="float" office:value="0">
            <text:p>0</text:p>
          </table:table-cell>
          <table:table-cell office:value-type="float" office:value="-0.14">
            <text:p>-0,14</text:p>
          </table:table-cell>
          <table:table-cell office:value-type="string">
            <text:p>[0,019999996;0]</text:p>
          </table:table-cell>
          <table:table-cell office:value-type="float" office:value="-0.0017142858">
            <text:p>-0,001714285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rmalB</text:p>
          </table:table-cell>
          <table:table-cell table:number-columns-repeated="2" office:value-type="float" office:value="960.00006">
            <text:p>960,00006</text:p>
          </table:table-cell>
          <table:table-cell office:value-type="float" office:value="-0.14">
            <text:p>-0,14</text:p>
          </table:table-cell>
          <table:table-cell office:value-type="string">
            <text:p>[0,019999996;0]</text:p>
          </table:table-cell>
          <table:table-cell office:value-type="float" office:value="-0.0017142858">
            <text:p>-0,0017142858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FrictionA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office:value-type="float" office:value="0.024000004">
            <text:p>0,024000004</text:p>
          </table:table-cell>
          <table:table-cell office:value-type="string">
            <text:p>[-0,07600001;0]</text:p>
          </table:table-cell>
          <table:table-cell office:value-type="float" office:value="0.0003428572">
            <text:p>0,000342857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ictionA</text:p>
          </table:table-cell>
          <table:table-cell table:number-columns-repeated="2" office:value-type="float" office:value="-75">
            <text:p>-75</text:p>
          </table:table-cell>
          <table:table-cell office:value-type="float" office:value="0.024000004">
            <text:p>0,024000004</text:p>
          </table:table-cell>
          <table:table-cell office:value-type="string">
            <text:p>[-0,07600001;0]</text:p>
          </table:table-cell>
          <table:table-cell office:value-type="float" office:value="0.0003428572">
            <text:p>0,0003428572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FrictionB</text:p>
          </table:table-cell>
          <table:table-cell office:value-type="float" office:value="-21.000017">
            <text:p>-21,000017</text:p>
          </table:table-cell>
          <table:table-cell office:value-type="float" office:value="0">
            <text:p>0</text:p>
          </table:table-cell>
          <table:table-cell office:value-type="float" office:value="0.005250004">
            <text:p>0,005250004</text:p>
          </table:table-cell>
          <table:table-cell office:value-type="string">
            <text:p>[-0,07600001;-0,0075000003]</text:p>
          </table:table-cell>
          <table:table-cell office:value-type="float" office:value="0.00018214292">
            <text:p>0,000182142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ictionB</text:p>
          </table:table-cell>
          <table:table-cell table:number-columns-repeated="2" office:value-type="float" office:value="-21.000017">
            <text:p>-21,000017</text:p>
          </table:table-cell>
          <table:table-cell office:value-type="float" office:value="0.005250004">
            <text:p>0,005250004</text:p>
          </table:table-cell>
          <table:table-cell office:value-type="string">
            <text:p>[-0,07600001;-0,0075000003]</text:p>
          </table:table-cell>
          <table:table-cell office:value-type="float" office:value="0.00018214292">
            <text:p>0,000182142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ormalA</text:p>
          </table:table-cell>
          <table:table-cell office:value-type="float" office:value="134.39995">
            <text:p>134,39995</text:p>
          </table:table-cell>
          <table:table-cell office:value-type="float" office:value="0">
            <text:p>0</text:p>
          </table:table-cell>
          <table:table-cell office:value-type="float" office:value="0.066400014">
            <text:p>0,066400014</text:p>
          </table:table-cell>
          <table:table-cell office:value-type="string">
            <text:p>[-0,07600001;-0,009600002]</text:p>
          </table:table-cell>
          <table:table-cell office:value-type="float" office:value="0.00013714288">
            <text:p>0,000137142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rmalA</text:p>
          </table:table-cell>
          <table:table-cell office:value-type="float" office:value="134.39998">
            <text:p>134,39998</text:p>
          </table:table-cell>
          <table:table-cell office:value-type="float" office:value="934.4">
            <text:p>934,4</text:p>
          </table:table-cell>
          <table:table-cell office:value-type="float" office:value="0.066400014">
            <text:p>0,066400014</text:p>
          </table:table-cell>
          <table:table-cell office:value-type="string">
            <text:p>[-0,07600001;-0,009600002]</text:p>
          </table:table-cell>
          <table:table-cell office:value-type="float" office:value="0.00013714288">
            <text:p>0,000137142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ormalB</text:p>
          </table:table-cell>
          <table:table-cell office:value-type="float" office:value="84.47993">
            <text:p>84,47993</text:p>
          </table:table-cell>
          <table:table-cell office:value-type="float" office:value="0">
            <text:p>0</text:p>
          </table:table-cell>
          <table:table-cell office:value-type="float" office:value="0.07888002">
            <text:p>0,07888002</text:p>
          </table:table-cell>
          <table:table-cell office:value-type="string">
            <text:p>[-0,08944001;-0,009600002]</text:p>
          </table:table-cell>
          <table:table-cell office:value-type="float" office:value="-0.00015085701">
            <text:p>-0,00015085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rmalB</text:p>
          </table:table-cell>
          <table:table-cell office:value-type="float" office:value="84.47997">
            <text:p>84,47997</text:p>
          </table:table-cell>
          <table:table-cell office:value-type="float" office:value="1044.4801">
            <text:p>1044,4801</text:p>
          </table:table-cell>
          <table:table-cell office:value-type="float" office:value="0.07888001">
            <text:p>0,07888001</text:p>
          </table:table-cell>
          <table:table-cell office:value-type="string">
            <text:p>[-0,08944001;-0,009600002]</text:p>
          </table:table-cell>
          <table:table-cell office:value-type="float" office:value="-0.00015085707">
            <text:p>-0,000150857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rictionA</text:p>
          </table:table-cell>
          <table:table-cell office:value-type="float" office:value="29.952017">
            <text:p>29,952017</text:p>
          </table:table-cell>
          <table:table-cell office:value-type="float" office:value="0">
            <text:p>0</text:p>
          </table:table-cell>
          <table:table-cell office:value-type="float" office:value="-0.007488004">
            <text:p>-0,007488004</text:p>
          </table:table-cell>
          <table:table-cell office:value-type="string">
            <text:p>[-0,097888;-0,009600002]</text:p>
          </table:table-cell>
          <table:table-cell office:value-type="string">
            <text:p>3,0171403E-0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rictionA</text:p>
          </table:table-cell>
          <table:table-cell office:value-type="float" office:value="29.95201">
            <text:p>29,95201</text:p>
          </table:table-cell>
          <table:table-cell office:value-type="float" office:value="-45.047993">
            <text:p>-45,047993</text:p>
          </table:table-cell>
          <table:table-cell office:value-type="float" office:value="-0.007488002">
            <text:p>-0,007488002</text:p>
          </table:table-cell>
          <table:table-cell office:value-type="string">
            <text:p>[-0,09788801;-0,009600002]</text:p>
          </table:table-cell>
          <table:table-cell office:value-type="string">
            <text:p>3,0171432E-0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rictionB</text:p>
          </table:table-cell>
          <table:table-cell office:value-type="string">
            <text:p>1,8626451E-06</text:p>
          </table:table-cell>
          <table:table-cell office:value-type="float" office:value="0">
            <text:p>0</text:p>
          </table:table-cell>
          <table:table-cell office:value-type="string">
            <text:p>-4,656613E-10</text:p>
          </table:table-cell>
          <table:table-cell office:value-type="string">
            <text:p>[-0,097888;-0,006604801]</text:p>
          </table:table-cell>
          <table:table-cell office:value-type="string">
            <text:p>9,435429E-0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7">
            <text:p>-21,000017</text:p>
          </table:table-cell>
          <table:table-cell office:value-type="float" office:value="-0">
            <text:p>-0</text:p>
          </table:table-cell>
          <table:table-cell office:value-type="string">
            <text:p>[-0,09788801;-0,0066048014]</text:p>
          </table:table-cell>
          <table:table-cell office:value-type="string">
            <text:p>9,4354305E-0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NormalA</text:p>
          </table:table-cell>
          <table:table-cell office:value-type="float" office:value="34.867195">
            <text:p>34,867195</text:p>
          </table:table-cell>
          <table:table-cell office:value-type="float" office:value="0">
            <text:p>0</text:p>
          </table:table-cell>
          <table:table-cell office:value-type="float" office:value="0.0912832">
            <text:p>0,0912832</text:p>
          </table:table-cell>
          <table:table-cell office:value-type="string">
            <text:p>[-0,097888;-0,006604801]</text:p>
          </table:table-cell>
          <table:table-cell office:value-type="string">
            <text:p>9,43543E-0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A</text:p>
          </table:table-cell>
          <table:table-cell office:value-type="float" office:value="34.867153">
            <text:p>34,867153</text:p>
          </table:table-cell>
          <table:table-cell office:value-type="float" office:value="969.2672">
            <text:p>969,2672</text:p>
          </table:table-cell>
          <table:table-cell office:value-type="float" office:value="0.09128321">
            <text:p>0,09128321</text:p>
          </table:table-cell>
          <table:table-cell office:value-type="string">
            <text:p>[-0,09788801;-0,0066048014]</text:p>
          </table:table-cell>
          <table:table-cell office:value-type="string">
            <text:p>9,4354305E-0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NormalB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02749445">
            <text:p>0,102749445</text:p>
          </table:table-cell>
          <table:table-cell office:value-type="string">
            <text:p>[-0,10137472;-0,006604801]</text:p>
          </table:table-cell>
          <table:table-cell office:value-type="string">
            <text:p>1,963888E-05</text:p>
          </table:table-cell>
          <table:table-cell/>
          <table:table-cell office:value-type="float" office:value="2">
            <text:p>2</text:p>
          </table:table-cell>
          <table:table-cell table:style-name="ce5" office:value-type="string">
            <text:p>NormalB</text:p>
          </table:table-cell>
          <table:table-cell table:style-name="ce1" office:value-type="float" office:value="-10.997802">
            <text:p>-10,997802</text:p>
          </table:table-cell>
          <table:table-cell office:value-type="float" office:value="1033.4823">
            <text:p>1033,4823</text:p>
          </table:table-cell>
          <table:table-cell office:value-type="float" office:value="0.10274945">
            <text:p>0,10274945</text:p>
          </table:table-cell>
          <table:table-cell office:value-type="string">
            <text:p>[-0,10137472;-0,0066048014]</text:p>
          </table:table-cell>
          <table:table-cell office:value-type="string">
            <text:p>1,9638981E-0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rictionA</text:p>
          </table:table-cell>
          <table:table-cell office:value-type="float" office:value="20.920317">
            <text:p>20,920317</text:p>
          </table:table-cell>
          <table:table-cell office:value-type="float" office:value="0">
            <text:p>0</text:p>
          </table:table-cell>
          <table:table-cell table:style-name="ce3" office:value-type="float" office:value="-0.0052300794">
            <text:p>-0,0052300794</text:p>
          </table:table-cell>
          <table:table-cell table:style-name="ce4" office:value-type="string">
            <text:p>[-0,10137472;-0,006604801]</text:p>
          </table:table-cell>
          <table:table-cell table:style-name="ce4" office:value-type="string">
            <text:p>1,963888E-0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ictionA</text:p>
          </table:table-cell>
          <table:table-cell office:value-type="float" office:value="27.518972">
            <text:p>27,518972</text:p>
          </table:table-cell>
          <table:table-cell office:value-type="float" office:value="-17.52902">
            <text:p>-17,52902</text:p>
          </table:table-cell>
          <table:table-cell table:style-name="ce3" office:value-type="float" office:value="-0.006879743">
            <text:p>-0,006879743</text:p>
          </table:table-cell>
          <table:table-cell table:style-name="ce4" office:value-type="string">
            <text:p>[-0,10027494;-0,0066048014]</text:p>
          </table:table-cell>
          <table:table-cell table:style-name="ce4" office:value-type="string">
            <text:p>-3,9277365E-0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137472;-0,004512769]</text:p>
          </table:table-cell>
          <table:table-cell office:value-type="string">
            <text:p>6,446813E-0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7">
            <text:p>-21,000017</text:p>
          </table:table-cell>
          <table:table-cell office:value-type="float" office:value="-0">
            <text:p>-0</text:p>
          </table:table-cell>
          <table:table-cell office:value-type="string">
            <text:p>[-0,10027494;-0,003852904]</text:p>
          </table:table-cell>
          <table:table-cell office:value-type="string">
            <text:p>5,5041488E-0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NormalA</text:p>
          </table:table-cell>
          <table:table-cell office:value-type="float" office:value="12.552201">
            <text:p>12,552201</text:p>
          </table:table-cell>
          <table:table-cell office:value-type="float" office:value="0">
            <text:p>0</text:p>
          </table:table-cell>
          <table:table-cell office:value-type="float" office:value="0.09686195">
            <text:p>0,09686195</text:p>
          </table:table-cell>
          <table:table-cell office:value-type="string">
            <text:p>[-0,10137472;-0,004512769]</text:p>
          </table:table-cell>
          <table:table-cell office:value-type="string">
            <text:p>6,446813E-0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rmalA</text:p>
          </table:table-cell>
          <table:table-cell office:value-type="float" office:value="14.31182">
            <text:p>14,31182</text:p>
          </table:table-cell>
          <table:table-cell office:value-type="float" office:value="983.579">
            <text:p>983,579</text:p>
          </table:table-cell>
          <table:table-cell office:value-type="float" office:value="0.09642204">
            <text:p>0,09642204</text:p>
          </table:table-cell>
          <table:table-cell office:value-type="string">
            <text:p>[-0,10027494;-0,003852904]</text:p>
          </table:table-cell>
          <table:table-cell office:value-type="string">
            <text:p>5,5041488E-0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5988">
            <text:p>0,10525988</text:p>
          </table:table-cell>
          <table:table-cell office:value-type="string">
            <text:p>[-0,102629945;-0,004512769]</text:p>
          </table:table-cell>
          <table:table-cell office:value-type="string">
            <text:p>3,7570553E-0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rmalB</text:p>
          </table:table-cell>
          <table:table-cell office:value-type="float" office:value="-13.649016">
            <text:p>-13,649016</text:p>
          </table:table-cell>
          <table:table-cell office:value-type="float" office:value="1019.83325">
            <text:p>1019,83325</text:p>
          </table:table-cell>
          <table:table-cell office:value-type="float" office:value="0.103412256">
            <text:p>0,103412256</text:p>
          </table:table-cell>
          <table:table-cell office:value-type="string">
            <text:p>[-0,101706125;-0,003852904]</text:p>
          </table:table-cell>
          <table:table-cell office:value-type="string">
            <text:p>2,4373301E-0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FrictionA</text:p>
          </table:table-cell>
          <table:table-cell office:value-type="float" office:value="7.5313215">
            <text:p>7,5313215</text:p>
          </table:table-cell>
          <table:table-cell office:value-type="float" office:value="0">
            <text:p>0</text:p>
          </table:table-cell>
          <table:table-cell office:value-type="float" office:value="-0.0018828304">
            <text:p>-0,0018828304</text:p>
          </table:table-cell>
          <table:table-cell office:value-type="string">
            <text:p>[-0,102629945;-0,004512769]</text:p>
          </table:table-cell>
          <table:table-cell office:value-type="string">
            <text:p>3,7570553E-0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ictionA</text:p>
          </table:table-cell>
          <table:table-cell office:value-type="float" office:value="16.776503">
            <text:p>16,776503</text:p>
          </table:table-cell>
          <table:table-cell office:value-type="float" office:value="-0.75251794">
            <text:p>-0,75251794</text:p>
          </table:table-cell>
          <table:table-cell office:value-type="float" office:value="-0.0041941255">
            <text:p>-0,0041941255</text:p>
          </table:table-cell>
          <table:table-cell office:value-type="string">
            <text:p>[-0,10034122;-0,003852904]</text:p>
          </table:table-cell>
          <table:table-cell office:value-type="string">
            <text:p>-4,8745915E-0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FrictionB</text:p>
          </table:table-cell>
          <table:table-cell office:value-type="string">
            <text:p>9,313226E-07</text:p>
          </table:table-cell>
          <table:table-cell office:value-type="float" office:value="0">
            <text:p>0</text:p>
          </table:table-cell>
          <table:table-cell office:value-type="string">
            <text:p>-2,3283064E-10</text:p>
          </table:table-cell>
          <table:table-cell office:value-type="string">
            <text:p>[-0,102629945;-0,003759637]</text:p>
          </table:table-cell>
          <table:table-cell office:value-type="string">
            <text:p>5,3709096E-0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7">
            <text:p>-21,000017</text:p>
          </table:table-cell>
          <table:table-cell office:value-type="float" office:value="-0">
            <text:p>-0</text:p>
          </table:table-cell>
          <table:table-cell office:value-type="string">
            <text:p>[-0,10034122;-0,0021752538]</text:p>
          </table:table-cell>
          <table:table-cell office:value-type="string">
            <text:p>3,1075055E-0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NormalA</text:p>
          </table:table-cell>
          <table:table-cell office:value-type="float" office:value="4.518777">
            <text:p>4,518777</text:p>
          </table:table-cell>
          <table:table-cell office:value-type="float" office:value="0">
            <text:p>0</text:p>
          </table:table-cell>
          <table:table-cell office:value-type="float" office:value="0.09887031">
            <text:p>0,09887031</text:p>
          </table:table-cell>
          <table:table-cell office:value-type="string">
            <text:p>[-0,102629945;-0,003759637]</text:p>
          </table:table-cell>
          <table:table-cell office:value-type="string">
            <text:p>5,37091E-0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ormalA</text:p>
          </table:table-cell>
          <table:table-cell office:value-type="float" office:value="7.3361397">
            <text:p>7,3361397</text:p>
          </table:table-cell>
          <table:table-cell office:value-type="float" office:value="990.91516">
            <text:p>990,91516</text:p>
          </table:table-cell>
          <table:table-cell office:value-type="float" office:value="0.09816597">
            <text:p>0,09816597</text:p>
          </table:table-cell>
          <table:table-cell office:value-type="string">
            <text:p>[-0,10034122;-0,0021752538]</text:p>
          </table:table-cell>
          <table:table-cell office:value-type="string">
            <text:p>3,1075055E-0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16364">
            <text:p>0,10616364</text:p>
          </table:table-cell>
          <table:table-cell office:value-type="string">
            <text:p>[-0,10308182;-0,003759637]</text:p>
          </table:table-cell>
          <table:table-cell office:value-type="string">
            <text:p>4,4026005E-0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ormalB</text:p>
          </table:table-cell>
          <table:table-cell office:value-type="float" office:value="-8.598715">
            <text:p>-8,598715</text:p>
          </table:table-cell>
          <table:table-cell office:value-type="float" office:value="1011.2345">
            <text:p>1011,2345</text:p>
          </table:table-cell>
          <table:table-cell office:value-type="float" office:value="0.10214967">
            <text:p>0,10214967</text:p>
          </table:table-cell>
          <table:table-cell office:value-type="string">
            <text:p>[-0,10107484;-0,0021752538]</text:p>
          </table:table-cell>
          <table:table-cell office:value-type="string">
            <text:p>1,5354755E-0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FrictionA</text:p>
          </table:table-cell>
          <table:table-cell office:value-type="float" office:value="2.7112663">
            <text:p>2,7112663</text:p>
          </table:table-cell>
          <table:table-cell office:value-type="float" office:value="0">
            <text:p>0</text:p>
          </table:table-cell>
          <table:table-cell office:value-type="float" office:value="-0.00067781657">
            <text:p>-0,0006778166</text:p>
          </table:table-cell>
          <table:table-cell office:value-type="string">
            <text:p>[-0,10308182;-0,003759637]</text:p>
          </table:table-cell>
          <table:table-cell office:value-type="string">
            <text:p>4,4026005E-0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FrictionA</text:p>
          </table:table-cell>
          <table:table-cell office:value-type="float" office:value="9.560913">
            <text:p>9,560913</text:p>
          </table:table-cell>
          <table:table-cell office:value-type="float" office:value="8.808394">
            <text:p>8,808394</text:p>
          </table:table-cell>
          <table:table-cell office:value-type="float" office:value="-0.0023902282">
            <text:p>-0,0023902282</text:p>
          </table:table-cell>
          <table:table-cell office:value-type="string">
            <text:p>[-0,100214966;-0,0021752538]</text:p>
          </table:table-cell>
          <table:table-cell office:value-type="string">
            <text:p>-3,0710617E-0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FrictionB</text:p>
          </table:table-cell>
          <table:table-cell office:value-type="string">
            <text:p>9,313226E-07</text:p>
          </table:table-cell>
          <table:table-cell office:value-type="float" office:value="0">
            <text:p>0</text:p>
          </table:table-cell>
          <table:table-cell office:value-type="string">
            <text:p>-2,3283064E-10</text:p>
          </table:table-cell>
          <table:table-cell office:value-type="string">
            <text:p>[-0,10308182;-0,0034885104]</text:p>
          </table:table-cell>
          <table:table-cell office:value-type="string">
            <text:p>4,983586E-0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7">
            <text:p>-21,000017</text:p>
          </table:table-cell>
          <table:table-cell office:value-type="string">
            <text:p>1,1641532E-10</text:p>
          </table:table-cell>
          <table:table-cell office:value-type="string">
            <text:p>[-0,100214966;-0,0012191625]</text:p>
          </table:table-cell>
          <table:table-cell office:value-type="string">
            <text:p>1,7416609E-0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NormalA</text:p>
          </table:table-cell>
          <table:table-cell office:value-type="float" office:value="1.6267598">
            <text:p>1,6267598</text:p>
          </table:table-cell>
          <table:table-cell office:value-type="float" office:value="0">
            <text:p>0</text:p>
          </table:table-cell>
          <table:table-cell office:value-type="float" office:value="0.09959331">
            <text:p>0,09959331</text:p>
          </table:table-cell>
          <table:table-cell office:value-type="string">
            <text:p>[-0,10308182;-0,0034885104]</text:p>
          </table:table-cell>
          <table:table-cell office:value-type="string">
            <text:p>4,9835864E-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ormalA</text:p>
          </table:table-cell>
          <table:table-cell office:value-type="float" office:value="4.016757">
            <text:p>4,016757</text:p>
          </table:table-cell>
          <table:table-cell office:value-type="float" office:value="994.9319">
            <text:p>994,9319</text:p>
          </table:table-cell>
          <table:table-cell office:value-type="float" office:value="0.098995805">
            <text:p>0,098995805</text:p>
          </table:table-cell>
          <table:table-cell office:value-type="string">
            <text:p>[-0,100214966;-0,0012191625]</text:p>
          </table:table-cell>
          <table:table-cell office:value-type="string">
            <text:p>1,7416609E-0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488995">
            <text:p>0,106488995</text:p>
          </table:table-cell>
          <table:table-cell office:value-type="string">
            <text:p>[-0,1032445;-0,0034885104]</text:p>
          </table:table-cell>
          <table:table-cell office:value-type="string">
            <text:p>4,634995E-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ormalB</text:p>
          </table:table-cell>
          <table:table-cell office:value-type="float" office:value="-4.9331784">
            <text:p>-4,9331784</text:p>
          </table:table-cell>
          <table:table-cell office:value-type="float" office:value="1006.30133">
            <text:p>1006,30133</text:p>
          </table:table-cell>
          <table:table-cell office:value-type="float" office:value="0.10123329">
            <text:p>0,10123329</text:p>
          </table:table-cell>
          <table:table-cell office:value-type="string">
            <text:p>[-0,10061664;-0,0012191625]</text:p>
          </table:table-cell>
          <table:table-cell office:value-type="string">
            <text:p>8,809273E-0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FrictionA</text:p>
          </table:table-cell>
          <table:table-cell office:value-type="float" office:value="0.97605586">
            <text:p>0,97605586</text:p>
          </table:table-cell>
          <table:table-cell office:value-type="float" office:value="0">
            <text:p>0</text:p>
          </table:table-cell>
          <table:table-cell office:value-type="float" office:value="-0.00024401397">
            <text:p>-0,000244014</text:p>
          </table:table-cell>
          <table:table-cell office:value-type="string">
            <text:p>[-0,1032445;-0,0034885104]</text:p>
          </table:table-cell>
          <table:table-cell office:value-type="string">
            <text:p>4,634995E-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FrictionA</text:p>
          </table:table-cell>
          <table:table-cell office:value-type="float" office:value="5.36996">
            <text:p>5,36996</text:p>
          </table:table-cell>
          <table:table-cell office:value-type="float" office:value="14.178355">
            <text:p>14,178355</text:p>
          </table:table-cell>
          <table:table-cell office:value-type="float" office:value="-0.0013424901">
            <text:p>-0,0013424901</text:p>
          </table:table-cell>
          <table:table-cell office:value-type="string">
            <text:p>[-0,10012332;-0,0012191625]</text:p>
          </table:table-cell>
          <table:table-cell office:value-type="string">
            <text:p>-1,7618231E-0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2445;-0,0033909047]</text:p>
          </table:table-cell>
          <table:table-cell office:value-type="string">
            <text:p>4,8441496E-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7">
            <text:p>-21,000017</text:p>
          </table:table-cell>
          <table:table-cell office:value-type="string">
            <text:p>-1,1641532E-10</text:p>
          </table:table-cell>
          <table:table-cell office:value-type="string">
            <text:p>[-0,10012332;-0,0006821665]</text:p>
          </table:table-cell>
          <table:table-cell office:value-type="string">
            <text:p>9,745234E-0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NormalA</text:p>
          </table:table-cell>
          <table:table-cell office:value-type="float" office:value="0.58564544">
            <text:p>0,58564544</text:p>
          </table:table-cell>
          <table:table-cell office:value-type="float" office:value="0">
            <text:p>0</text:p>
          </table:table-cell>
          <table:table-cell office:value-type="float" office:value="0.09985359">
            <text:p>0,09985359</text:p>
          </table:table-cell>
          <table:table-cell office:value-type="string">
            <text:p>[-0,1032445;-0,0033909047]</text:p>
          </table:table-cell>
          <table:table-cell office:value-type="string">
            <text:p>4,8441496E-05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ormalA</text:p>
          </table:table-cell>
          <table:table-cell office:value-type="float" office:value="2.2353978">
            <text:p>2,2353978</text:p>
          </table:table-cell>
          <table:table-cell office:value-type="float" office:value="997.1673">
            <text:p>997,1673</text:p>
          </table:table-cell>
          <table:table-cell office:value-type="float" office:value="0.099441156">
            <text:p>0,099441156</text:p>
          </table:table-cell>
          <table:table-cell office:value-type="string">
            <text:p>[-0,10012332;-0,0006821665]</text:p>
          </table:table-cell>
          <table:table-cell office:value-type="string">
            <text:p>9,745234E-0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0612">
            <text:p>0,10660612</text:p>
          </table:table-cell>
          <table:table-cell office:value-type="string">
            <text:p>[-0,10330306;-0,0033909047]</text:p>
          </table:table-cell>
          <table:table-cell office:value-type="string">
            <text:p>4,7186542E-05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ormalB</text:p>
          </table:table-cell>
          <table:table-cell office:value-type="float" office:value="-2.7748942">
            <text:p>-2,7748942</text:p>
          </table:table-cell>
          <table:table-cell office:value-type="float" office:value="1003.5264">
            <text:p>1003,5264</text:p>
          </table:table-cell>
          <table:table-cell office:value-type="float" office:value="0.10069372">
            <text:p>0,10069372</text:p>
          </table:table-cell>
          <table:table-cell office:value-type="string">
            <text:p>[-0,10034686;-0,0006821665]</text:p>
          </table:table-cell>
          <table:table-cell office:value-type="string">
            <text:p>4,9550963E-0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FrictionA</text:p>
          </table:table-cell>
          <table:table-cell office:value-type="float" office:value="0.35138708">
            <text:p>0,35138708</text:p>
          </table:table-cell>
          <table:table-cell office:value-type="float" office:value="0">
            <text:p>0</text:p>
          </table:table-cell>
          <table:table-cell office:value-type="string">
            <text:p>-8,784677E-05</text:p>
          </table:table-cell>
          <table:table-cell office:value-type="string">
            <text:p>[-0,10330306;-0,0033909047]</text:p>
          </table:table-cell>
          <table:table-cell office:value-type="string">
            <text:p>4,7186542E-05</text:p>
          </table:table-cell>
          <table:table-cell/>
          <table:table-cell office:value-type="float" office:value="6">
            <text:p>6</text:p>
          </table:table-cell>
          <table:table-cell office:value-type="string">
            <text:p>FrictionA</text:p>
          </table:table-cell>
          <table:table-cell office:value-type="float" office:value="3.0061753">
            <text:p>3,0061753</text:p>
          </table:table-cell>
          <table:table-cell office:value-type="float" office:value="17.18453">
            <text:p>17,18453</text:p>
          </table:table-cell>
          <table:table-cell office:value-type="float" office:value="-0.00075154385">
            <text:p>-0,0007515439</text:p>
          </table:table-cell>
          <table:table-cell office:value-type="string">
            <text:p>[-0,100069374;-0,0006821665]</text:p>
          </table:table-cell>
          <table:table-cell office:value-type="string">
            <text:p>-9,911055E-0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0306;-0,003355766]</text:p>
          </table:table-cell>
          <table:table-cell office:value-type="string">
            <text:p>4,7939513E-05</text:p>
          </table:table-cell>
          <table:table-cell/>
          <table:table-cell office:value-type="float" office:value="6">
            <text:p>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7">
            <text:p>-21,000017</text:p>
          </table:table-cell>
          <table:table-cell office:value-type="float" office:value="-0">
            <text:p>-0</text:p>
          </table:table-cell>
          <table:table-cell office:value-type="string">
            <text:p>[-0,100069374;-0,00038154895]</text:p>
          </table:table-cell>
          <table:table-cell office:value-type="string">
            <text:p>5,450699E-0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NormalA</text:p>
          </table:table-cell>
          <table:table-cell office:value-type="float" office:value="0.21082163">
            <text:p>0,21082163</text:p>
          </table:table-cell>
          <table:table-cell office:value-type="float" office:value="0">
            <text:p>0</text:p>
          </table:table-cell>
          <table:table-cell office:value-type="float" office:value="0.099947296">
            <text:p>0,099947296</text:p>
          </table:table-cell>
          <table:table-cell office:value-type="string">
            <text:p>[-0,10330306;-0,003355766]</text:p>
          </table:table-cell>
          <table:table-cell office:value-type="string">
            <text:p>4,7939513E-05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ormalA</text:p>
          </table:table-cell>
          <table:table-cell office:value-type="float" office:value="1.2487173">
            <text:p>1,2487173</text:p>
          </table:table-cell>
          <table:table-cell office:value-type="float" office:value="998.416">
            <text:p>998,416</text:p>
          </table:table-cell>
          <table:table-cell office:value-type="float" office:value="0.09968782">
            <text:p>0,09968782</text:p>
          </table:table-cell>
          <table:table-cell office:value-type="string">
            <text:p>[-0,100069374;-0,00038154895]</text:p>
          </table:table-cell>
          <table:table-cell office:value-type="string">
            <text:p>5,450699E-0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4829">
            <text:p>0,10664829</text:p>
          </table:table-cell>
          <table:table-cell office:value-type="string">
            <text:p>[-0,103324145;-0,003355766]</text:p>
          </table:table-cell>
          <table:table-cell office:value-type="string">
            <text:p>4,7487752E-05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ormalB</text:p>
          </table:table-cell>
          <table:table-cell office:value-type="float" office:value="-1.5539676">
            <text:p>-1,5539676</text:p>
          </table:table-cell>
          <table:table-cell office:value-type="float" office:value="1001.9725">
            <text:p>1001,9725</text:p>
          </table:table-cell>
          <table:table-cell office:value-type="float" office:value="0.10038849">
            <text:p>0,10038849</text:p>
          </table:table-cell>
          <table:table-cell office:value-type="string">
            <text:p>[-0,100194246;-0,00038154895]</text:p>
          </table:table-cell>
          <table:table-cell office:value-type="string">
            <text:p>2,7748763E-0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FrictionA</text:p>
          </table:table-cell>
          <table:table-cell office:value-type="float" office:value="0.12649317">
            <text:p>0,12649317</text:p>
          </table:table-cell>
          <table:table-cell office:value-type="float" office:value="0">
            <text:p>0</text:p>
          </table:table-cell>
          <table:table-cell office:value-type="string">
            <text:p>-3,162329E-05</text:p>
          </table:table-cell>
          <table:table-cell office:value-type="string">
            <text:p>[-0,103324145;-0,003355766]</text:p>
          </table:table-cell>
          <table:table-cell office:value-type="string">
            <text:p>4,7487752E-05</text:p>
          </table:table-cell>
          <table:table-cell/>
          <table:table-cell office:value-type="float" office:value="7">
            <text:p>7</text:p>
          </table:table-cell>
          <table:table-cell office:value-type="string">
            <text:p>FrictionA</text:p>
          </table:table-cell>
          <table:table-cell office:value-type="float" office:value="1.6816112">
            <text:p>1,6816112</text:p>
          </table:table-cell>
          <table:table-cell office:value-type="float" office:value="18.866142">
            <text:p>18,866142</text:p>
          </table:table-cell>
          <table:table-cell office:value-type="float" office:value="-0.00042040274">
            <text:p>-0,0004204027</text:p>
          </table:table-cell>
          <table:table-cell office:value-type="string">
            <text:p>[-0,10003885;-0,00038154895]</text:p>
          </table:table-cell>
          <table:table-cell office:value-type="string">
            <text:p>-5,5505416E-0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24145;-0,0033431167]</text:p>
          </table:table-cell>
          <table:table-cell office:value-type="string">
            <text:p>4,775881E-05</text:p>
          </table:table-cell>
          <table:table-cell/>
          <table:table-cell office:value-type="float" office:value="7">
            <text:p>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7">
            <text:p>-21,000017</text:p>
          </table:table-cell>
          <table:table-cell office:value-type="string">
            <text:p>5,820766E-11</text:p>
          </table:table-cell>
          <table:table-cell office:value-type="string">
            <text:p>[-0,10003885;-0,00021338783]</text:p>
          </table:table-cell>
          <table:table-cell office:value-type="string">
            <text:p>3,0483984E-0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NormalA</text:p>
          </table:table-cell>
          <table:table-cell office:value-type="float" office:value="0.075906515">
            <text:p>0,075906515</text:p>
          </table:table-cell>
          <table:table-cell office:value-type="float" office:value="0">
            <text:p>0</text:p>
          </table:table-cell>
          <table:table-cell office:value-type="float" office:value="0.099981025">
            <text:p>0,099981025</text:p>
          </table:table-cell>
          <table:table-cell office:value-type="string">
            <text:p>[-0,103324145;-0,0033431167]</text:p>
          </table:table-cell>
          <table:table-cell office:value-type="string">
            <text:p>4,775881E-05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ormalA</text:p>
          </table:table-cell>
          <table:table-cell office:value-type="float" office:value="0.6981194">
            <text:p>0,6981194</text:p>
          </table:table-cell>
          <table:table-cell office:value-type="float" office:value="999.11414">
            <text:p>999,11414</text:p>
          </table:table-cell>
          <table:table-cell office:value-type="float" office:value="0.099825464">
            <text:p>0,099825464</text:p>
          </table:table-cell>
          <table:table-cell office:value-type="string">
            <text:p>[-0,10003885;-0,00021338783]</text:p>
          </table:table-cell>
          <table:table-cell office:value-type="string">
            <text:p>3,0483984E-0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63465">
            <text:p>0,106663465</text:p>
          </table:table-cell>
          <table:table-cell office:value-type="string">
            <text:p>[-0,10333174;-0,0033431167]</text:p>
          </table:table-cell>
          <table:table-cell office:value-type="string">
            <text:p>4,7596153E-05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ormalB</text:p>
          </table:table-cell>
          <table:table-cell office:value-type="float" office:value="-0.86933374">
            <text:p>-0,86933374</text:p>
          </table:table-cell>
          <table:table-cell office:value-type="float" office:value="1001.10315">
            <text:p>1001,10315</text:p>
          </table:table-cell>
          <table:table-cell office:value-type="float" office:value="0.10021733">
            <text:p>0,10021733</text:p>
          </table:table-cell>
          <table:table-cell office:value-type="string">
            <text:p>[-0,10010866;-0,00021338783]</text:p>
          </table:table-cell>
          <table:table-cell office:value-type="string">
            <text:p>1,5524283E-0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FrictionA</text:p>
          </table:table-cell>
          <table:table-cell office:value-type="float" office:value="0.045543537">
            <text:p>0,045543537</text:p>
          </table:table-cell>
          <table:table-cell office:value-type="float" office:value="0">
            <text:p>0</text:p>
          </table:table-cell>
          <table:table-cell office:value-type="string">
            <text:p>-1,1385884E-05</text:p>
          </table:table-cell>
          <table:table-cell office:value-type="string">
            <text:p>[-0,10333174;-0,0033431167]</text:p>
          </table:table-cell>
          <table:table-cell office:value-type="string">
            <text:p>4,7596153E-05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rictionA</text:p>
          </table:table-cell>
          <table:table-cell office:value-type="float" office:value="0.9404705">
            <text:p>0,9404705</text:p>
          </table:table-cell>
          <table:table-cell office:value-type="float" office:value="19.806612">
            <text:p>19,806612</text:p>
          </table:table-cell>
          <table:table-cell office:value-type="float" office:value="-0.0002351179">
            <text:p>-0,0002351179</text:p>
          </table:table-cell>
          <table:table-cell office:value-type="string">
            <text:p>[-0,10002173;-0,00021338783]</text:p>
          </table:table-cell>
          <table:table-cell office:value-type="string">
            <text:p>-3,1042964E-0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FrictionB</text:p>
          </table:table-cell>
          <table:table-cell office:value-type="string">
            <text:p>9,313226E-07</text:p>
          </table:table-cell>
          <table:table-cell office:value-type="float" office:value="0">
            <text:p>0</text:p>
          </table:table-cell>
          <table:table-cell office:value-type="string">
            <text:p>-2,3283064E-10</text:p>
          </table:table-cell>
          <table:table-cell office:value-type="string">
            <text:p>[-0,10333174;-0,0033385623]</text:p>
          </table:table-cell>
          <table:table-cell office:value-type="string">
            <text:p>4,7693746E-05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rictionB</text:p>
          </table:table-cell>
          <table:table-cell office:value-type="string">
            <text:p>2,3283064E-06</text:p>
          </table:table-cell>
          <table:table-cell office:value-type="float" office:value="-21.000015">
            <text:p>-21,000015</text:p>
          </table:table-cell>
          <table:table-cell office:value-type="string">
            <text:p>-2,910383E-10</text:p>
          </table:table-cell>
          <table:table-cell office:value-type="string">
            <text:p>[-0,10002173;-0,00011934078]</text:p>
          </table:table-cell>
          <table:table-cell office:value-type="string">
            <text:p>1,7048642E-0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NormalA</text:p>
          </table:table-cell>
          <table:table-cell office:value-type="float" office:value="0.027298927">
            <text:p>0,027298927</text:p>
          </table:table-cell>
          <table:table-cell office:value-type="float" office:value="0">
            <text:p>0</text:p>
          </table:table-cell>
          <table:table-cell office:value-type="float" office:value="0.09999318">
            <text:p>0,09999318</text:p>
          </table:table-cell>
          <table:table-cell office:value-type="string">
            <text:p>[-0,10333174;-0,0033385623]</text:p>
          </table:table-cell>
          <table:table-cell office:value-type="string">
            <text:p>4,769375E-05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ormalA</text:p>
          </table:table-cell>
          <table:table-cell office:value-type="float" office:value="0.39048493">
            <text:p>0,39048493</text:p>
          </table:table-cell>
          <table:table-cell office:value-type="float" office:value="999.50464">
            <text:p>999,50464</text:p>
          </table:table-cell>
          <table:table-cell office:value-type="float" office:value="0.099902384">
            <text:p>0,099902384</text:p>
          </table:table-cell>
          <table:table-cell office:value-type="string">
            <text:p>[-0,10002173;-0,00011934055]</text:p>
          </table:table-cell>
          <table:table-cell office:value-type="string">
            <text:p>1,7048692E-0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68934">
            <text:p>0,106668934</text:p>
          </table:table-cell>
          <table:table-cell office:value-type="string">
            <text:p>[-0,103334464;-0,0033385623]</text:p>
          </table:table-cell>
          <table:table-cell office:value-type="string">
            <text:p>4,763525E-05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ormalB</text:p>
          </table:table-cell>
          <table:table-cell office:value-type="float" office:value="-0.48615038">
            <text:p>-0,48615038</text:p>
          </table:table-cell>
          <table:table-cell office:value-type="float" office:value="1000.617">
            <text:p>1000,617</text:p>
          </table:table-cell>
          <table:table-cell office:value-type="float" office:value="0.10012154">
            <text:p>0,10012154</text:p>
          </table:table-cell>
          <table:table-cell office:value-type="string">
            <text:p>[-0,100060776;-0,00011934055]</text:p>
          </table:table-cell>
          <table:table-cell office:value-type="string">
            <text:p>8,681158E-0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FrictionA</text:p>
          </table:table-cell>
          <table:table-cell office:value-type="float" office:value="0.01637917">
            <text:p>0,01637917</text:p>
          </table:table-cell>
          <table:table-cell office:value-type="float" office:value="0">
            <text:p>0</text:p>
          </table:table-cell>
          <table:table-cell office:value-type="string">
            <text:p>-4,0947925E-06</text:p>
          </table:table-cell>
          <table:table-cell office:value-type="string">
            <text:p>[-0,103334464;-0,0033385623]</text:p>
          </table:table-cell>
          <table:table-cell office:value-type="string">
            <text:p>4,763525E-05</text:p>
          </table:table-cell>
          <table:table-cell/>
          <table:table-cell office:value-type="float" office:value="9">
            <text:p>9</text:p>
          </table:table-cell>
          <table:table-cell office:value-type="string">
            <text:p>FrictionA</text:p>
          </table:table-cell>
          <table:table-cell office:value-type="float" office:value="0.5259807">
            <text:p>0,5259807</text:p>
          </table:table-cell>
          <table:table-cell office:value-type="float" office:value="20.332592">
            <text:p>20,332592</text:p>
          </table:table-cell>
          <table:table-cell office:value-type="float" office:value="-0.00013149499">
            <text:p>-0,000131495</text:p>
          </table:table-cell>
          <table:table-cell office:value-type="string">
            <text:p>[-0,10001216;-0,00011934055]</text:p>
          </table:table-cell>
          <table:table-cell office:value-type="string">
            <text:p>-1,7363499E-0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FrictionB</text:p>
          </table:table-cell>
          <table:table-cell office:value-type="string">
            <text:p>-9,313226E-07</text:p>
          </table:table-cell>
          <table:table-cell office:value-type="float" office:value="0">
            <text:p>0</text:p>
          </table:table-cell>
          <table:table-cell office:value-type="string">
            <text:p>2,3283064E-10</text:p>
          </table:table-cell>
          <table:table-cell office:value-type="string">
            <text:p>[-0,103334464;-0,0033369244]</text:p>
          </table:table-cell>
          <table:table-cell office:value-type="string">
            <text:p>4,767035E-05</text:p>
          </table:table-cell>
          <table:table-cell/>
          <table:table-cell office:value-type="float" office:value="9">
            <text:p>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1,8189894E-10</text:p>
          </table:table-cell>
          <table:table-cell office:value-type="string">
            <text:p>[-0,10001216;-6,6742476E-05]</text:p>
          </table:table-cell>
          <table:table-cell office:value-type="string">
            <text:p>9,5346655E-0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NormalA</text:p>
          </table:table-cell>
          <table:table-cell office:value-type="float" office:value="0.009834766">
            <text:p>0,009834766</text:p>
          </table:table-cell>
          <table:table-cell office:value-type="float" office:value="0">
            <text:p>0</text:p>
          </table:table-cell>
          <table:table-cell office:value-type="float" office:value="0.09999754">
            <text:p>0,09999754</text:p>
          </table:table-cell>
          <table:table-cell office:value-type="string">
            <text:p>[-0,103334464;-0,0033369244]</text:p>
          </table:table-cell>
          <table:table-cell office:value-type="string">
            <text:p>4,7670346E-05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ormalA</text:p>
          </table:table-cell>
          <table:table-cell office:value-type="float" office:value="0.21830201">
            <text:p>0,21830201</text:p>
          </table:table-cell>
          <table:table-cell office:value-type="float" office:value="999.7229">
            <text:p>999,7229</text:p>
          </table:table-cell>
          <table:table-cell office:value-type="float" office:value="0.09994542">
            <text:p>0,09994542</text:p>
          </table:table-cell>
          <table:table-cell office:value-type="string">
            <text:p>[-0,10001216;-6,6742476E-05]</text:p>
          </table:table-cell>
          <table:table-cell office:value-type="string">
            <text:p>9,5346655E-0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0894">
            <text:p>0,106670894</text:p>
          </table:table-cell>
          <table:table-cell office:value-type="string">
            <text:p>[-0,10333545;-0,0033369244]</text:p>
          </table:table-cell>
          <table:table-cell office:value-type="string">
            <text:p>4,764927E-05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ormalB</text:p>
          </table:table-cell>
          <table:table-cell office:value-type="float" office:value="-0.2719462">
            <text:p>-0,2719462</text:p>
          </table:table-cell>
          <table:table-cell office:value-type="float" office:value="1000.34503">
            <text:p>1000,34503</text:p>
          </table:table-cell>
          <table:table-cell office:value-type="float" office:value="0.10006799">
            <text:p>0,10006799</text:p>
          </table:table-cell>
          <table:table-cell office:value-type="string">
            <text:p>[-0,10003399;-6,6742476E-05]</text:p>
          </table:table-cell>
          <table:table-cell office:value-type="string">
            <text:p>4,8567654E-0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FrictionA</text:p>
          </table:table-cell>
          <table:table-cell office:value-type="float" office:value="0.005901791">
            <text:p>0,005901791</text:p>
          </table:table-cell>
          <table:table-cell office:value-type="float" office:value="0">
            <text:p>0</text:p>
          </table:table-cell>
          <table:table-cell office:value-type="string">
            <text:p>-1,4754478E-06</text:p>
          </table:table-cell>
          <table:table-cell office:value-type="string">
            <text:p>[-0,10333545;-0,0033369244]</text:p>
          </table:table-cell>
          <table:table-cell office:value-type="string">
            <text:p>4,764927E-05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FrictionA</text:p>
          </table:table-cell>
          <table:table-cell office:value-type="float" office:value="0.29414892">
            <text:p>0,29414892</text:p>
          </table:table-cell>
          <table:table-cell office:value-type="float" office:value="20.626741">
            <text:p>20,626741</text:p>
          </table:table-cell>
          <table:table-cell office:value-type="string">
            <text:p>-7,353705E-05</text:p>
          </table:table-cell>
          <table:table-cell office:value-type="string">
            <text:p>[-0,1000068;-6,6742476E-05]</text:p>
          </table:table-cell>
          <table:table-cell office:value-type="string">
            <text:p>-9,706531E-0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545;-0,0033363341]</text:p>
          </table:table-cell>
          <table:table-cell office:value-type="string">
            <text:p>4,7661917E-05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1,8189894E-10</text:p>
          </table:table-cell>
          <table:table-cell office:value-type="string">
            <text:p>[-0,1000068;-3,7327583E-05]</text:p>
          </table:table-cell>
          <table:table-cell office:value-type="string">
            <text:p>5,332538E-0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NormalA</text:p>
          </table:table-cell>
          <table:table-cell office:value-type="float" office:value="0.0035464766">
            <text:p>0,0035464766</text:p>
          </table:table-cell>
          <table:table-cell office:value-type="float" office:value="0">
            <text:p>0</text:p>
          </table:table-cell>
          <table:table-cell office:value-type="float" office:value="0.099999115">
            <text:p>0,099999115</text:p>
          </table:table-cell>
          <table:table-cell office:value-type="string">
            <text:p>[-0,10333545;-0,0033363341]</text:p>
          </table:table-cell>
          <table:table-cell office:value-type="string">
            <text:p>4,7661917E-05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ormalA</text:p>
          </table:table-cell>
          <table:table-cell office:value-type="float" office:value="0.122115016">
            <text:p>0,122115016</text:p>
          </table:table-cell>
          <table:table-cell office:value-type="float" office:value="999.84503">
            <text:p>999,84503</text:p>
          </table:table-cell>
          <table:table-cell office:value-type="float" office:value="0.09996947">
            <text:p>0,09996947</text:p>
          </table:table-cell>
          <table:table-cell office:value-type="string">
            <text:p>[-0,1000068;-3,7327583E-05]</text:p>
          </table:table-cell>
          <table:table-cell office:value-type="string">
            <text:p>5,332538E-0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161">
            <text:p>0,10667161</text:p>
          </table:table-cell>
          <table:table-cell office:value-type="string">
            <text:p>[-0,103335805;-0,0033363341]</text:p>
          </table:table-cell>
          <table:table-cell office:value-type="string">
            <text:p>4,7654317E-05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ormalB</text:p>
          </table:table-cell>
          <table:table-cell office:value-type="float" office:value="-0.15206635">
            <text:p>-0,15206635</text:p>
          </table:table-cell>
          <table:table-cell office:value-type="float" office:value="1000.193">
            <text:p>1000,193</text:p>
          </table:table-cell>
          <table:table-cell office:value-type="float" office:value="0.10003802">
            <text:p>0,10003802</text:p>
          </table:table-cell>
          <table:table-cell office:value-type="string">
            <text:p>[-0,10001901;-3,7327583E-05]</text:p>
          </table:table-cell>
          <table:table-cell office:value-type="string">
            <text:p>2,7157876E-0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FrictionA</text:p>
          </table:table-cell>
          <table:table-cell office:value-type="float" office:value="0.002128072">
            <text:p>0,002128072</text:p>
          </table:table-cell>
          <table:table-cell office:value-type="float" office:value="0">
            <text:p>0</text:p>
          </table:table-cell>
          <table:table-cell office:value-type="string">
            <text:p>-5,32018E-07</text:p>
          </table:table-cell>
          <table:table-cell office:value-type="string">
            <text:p>[-0,103335805;-0,0033363341]</text:p>
          </table:table-cell>
          <table:table-cell office:value-type="string">
            <text:p>4,7654317E-05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FrictionA</text:p>
          </table:table-cell>
          <table:table-cell office:value-type="float" office:value="0.16450882">
            <text:p>0,16450882</text:p>
          </table:table-cell>
          <table:table-cell office:value-type="float" office:value="20.79125">
            <text:p>20,79125</text:p>
          </table:table-cell>
          <table:table-cell office:value-type="string">
            <text:p>-4,1127023E-05</text:p>
          </table:table-cell>
          <table:table-cell office:value-type="string">
            <text:p>[-0,1000038;-3,7327583E-05]</text:p>
          </table:table-cell>
          <table:table-cell office:value-type="string">
            <text:p>-5,4277706E-08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5805;-0,0033361213]</text:p>
          </table:table-cell>
          <table:table-cell office:value-type="string">
            <text:p>4,7658876E-05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1,8189894E-10</text:p>
          </table:table-cell>
          <table:table-cell office:value-type="string">
            <text:p>[-0,1000038;-2,0876701E-05]</text:p>
          </table:table-cell>
          <table:table-cell office:value-type="string">
            <text:p>2,982412E-07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NormalA</text:p>
          </table:table-cell>
          <table:table-cell office:value-type="float" office:value="0.0012814999">
            <text:p>0,0012814999</text:p>
          </table:table-cell>
          <table:table-cell office:value-type="float" office:value="0">
            <text:p>0</text:p>
          </table:table-cell>
          <table:table-cell office:value-type="float" office:value="0.09999968">
            <text:p>0,09999968</text:p>
          </table:table-cell>
          <table:table-cell office:value-type="string">
            <text:p>[-0,103335805;-0,0033361213]</text:p>
          </table:table-cell>
          <table:table-cell office:value-type="string">
            <text:p>4,7658876E-05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ormalA</text:p>
          </table:table-cell>
          <table:table-cell office:value-type="float" office:value="0.068321824">
            <text:p>0,068321824</text:p>
          </table:table-cell>
          <table:table-cell office:value-type="float" office:value="999.9134">
            <text:p>999,9134</text:p>
          </table:table-cell>
          <table:table-cell office:value-type="float" office:value="0.099982925">
            <text:p>0,099982925</text:p>
          </table:table-cell>
          <table:table-cell office:value-type="string">
            <text:p>[-0,1000038;-2,0876701E-05]</text:p>
          </table:table-cell>
          <table:table-cell office:value-type="string">
            <text:p>2,982412E-07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186">
            <text:p>0,10667186</text:p>
          </table:table-cell>
          <table:table-cell office:value-type="string">
            <text:p>[-0,10333593;-0,0033361213]</text:p>
          </table:table-cell>
          <table:table-cell office:value-type="string">
            <text:p>4,765613E-05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ormalB</text:p>
          </table:table-cell>
          <table:table-cell office:value-type="float" office:value="-0.08508563">
            <text:p>-0,08508563</text:p>
          </table:table-cell>
          <table:table-cell office:value-type="float" office:value="1000.1079">
            <text:p>1000,1079</text:p>
          </table:table-cell>
          <table:table-cell office:value-type="float" office:value="0.100021265">
            <text:p>0,100021265</text:p>
          </table:table-cell>
          <table:table-cell office:value-type="string">
            <text:p>[-0,10001063;-2,0876701E-05]</text:p>
          </table:table-cell>
          <table:table-cell office:value-type="string">
            <text:p>1,5183728E-07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FrictionA</text:p>
          </table:table-cell>
          <table:table-cell office:value-type="float" office:value="0.00076927245">
            <text:p>0,0007692725</text:p>
          </table:table-cell>
          <table:table-cell office:value-type="float" office:value="0">
            <text:p>0</text:p>
          </table:table-cell>
          <table:table-cell office:value-type="string">
            <text:p>-1,9231811E-07</text:p>
          </table:table-cell>
          <table:table-cell office:value-type="string">
            <text:p>[-0,10333593;-0,0033361213]</text:p>
          </table:table-cell>
          <table:table-cell office:value-type="string">
            <text:p>4,765613E-05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FrictionA</text:p>
          </table:table-cell>
          <table:table-cell office:value-type="float" office:value="0.09204261">
            <text:p>0,09204261</text:p>
          </table:table-cell>
          <table:table-cell office:value-type="float" office:value="20.883293">
            <text:p>20,883293</text:p>
          </table:table-cell>
          <table:table-cell office:value-type="string">
            <text:p>-2,3010936E-05</text:p>
          </table:table-cell>
          <table:table-cell office:value-type="string">
            <text:p>[-0,100002125;-2,0876701E-05]</text:p>
          </table:table-cell>
          <table:table-cell office:value-type="string">
            <text:p>-3,0489062E-08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593;-0,0033360445]</text:p>
          </table:table-cell>
          <table:table-cell office:value-type="string">
            <text:p>4,7657777E-05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2,8376235E-10</text:p>
          </table:table-cell>
          <table:table-cell office:value-type="string">
            <text:p>[-0,100002125;-1,167244E-05]</text:p>
          </table:table-cell>
          <table:table-cell office:value-type="string">
            <text:p>1,667451E-0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NormalA</text:p>
          </table:table-cell>
          <table:table-cell office:value-type="float" office:value="0.00044703484">
            <text:p>0,0004470348</text:p>
          </table:table-cell>
          <table:table-cell office:value-type="float" office:value="0">
            <text:p>0</text:p>
          </table:table-cell>
          <table:table-cell office:value-type="float" office:value="0.09999989">
            <text:p>0,09999989</text:p>
          </table:table-cell>
          <table:table-cell office:value-type="string">
            <text:p>[-0,10333593;-0,0033360445]</text:p>
          </table:table-cell>
          <table:table-cell office:value-type="string">
            <text:p>4,7657777E-0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ormalA</text:p>
          </table:table-cell>
          <table:table-cell office:value-type="float" office:value="0.03822148">
            <text:p>0,03822148</text:p>
          </table:table-cell>
          <table:table-cell office:value-type="float" office:value="999.9516">
            <text:p>999,9516</text:p>
          </table:table-cell>
          <table:table-cell office:value-type="float" office:value="0.09999045">
            <text:p>0,09999045</text:p>
          </table:table-cell>
          <table:table-cell office:value-type="string">
            <text:p>[-0,100002125;-1,167244E-05]</text:p>
          </table:table-cell>
          <table:table-cell office:value-type="string">
            <text:p>1,667451E-0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195">
            <text:p>0,10667195</text:p>
          </table:table-cell>
          <table:table-cell office:value-type="string">
            <text:p>[-0,10333598;-0,0033360445]</text:p>
          </table:table-cell>
          <table:table-cell office:value-type="string">
            <text:p>4,765682E-0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ormalB</text:p>
          </table:table-cell>
          <table:table-cell office:value-type="float" office:value="-0.047534704">
            <text:p>-0,047534704</text:p>
          </table:table-cell>
          <table:table-cell office:value-type="float" office:value="1000.06036">
            <text:p>1000,06036</text:p>
          </table:table-cell>
          <table:table-cell office:value-type="float" office:value="0.100011885">
            <text:p>0,100011885</text:p>
          </table:table-cell>
          <table:table-cell office:value-type="string">
            <text:p>[-0,10000595;-1,167244E-05]</text:p>
          </table:table-cell>
          <table:table-cell office:value-type="string">
            <text:p>8,484193E-0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FrictionA</text:p>
          </table:table-cell>
          <table:table-cell office:value-type="float" office:value="0.0002682209">
            <text:p>0,0002682209</text:p>
          </table:table-cell>
          <table:table-cell office:value-type="float" office:value="0">
            <text:p>0</text:p>
          </table:table-cell>
          <table:table-cell office:value-type="string">
            <text:p>-6,7055225E-08</text:p>
          </table:table-cell>
          <table:table-cell office:value-type="string">
            <text:p>[-0,10333598;-0,0033360445]</text:p>
          </table:table-cell>
          <table:table-cell office:value-type="string">
            <text:p>4,765682E-0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FrictionA</text:p>
          </table:table-cell>
          <table:table-cell office:value-type="float" office:value="0.051455572">
            <text:p>0,051455572</text:p>
          </table:table-cell>
          <table:table-cell office:value-type="float" office:value="20.934748">
            <text:p>20,934748</text:p>
          </table:table-cell>
          <table:table-cell office:value-type="string">
            <text:p>-1,2863711E-05</text:p>
          </table:table-cell>
          <table:table-cell office:value-type="string">
            <text:p>[-0,10000119;-1,167244E-05]</text:p>
          </table:table-cell>
          <table:table-cell office:value-type="string">
            <text:p>-1,7018152E-0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598;-0,0033360177]</text:p>
          </table:table-cell>
          <table:table-cell office:value-type="string">
            <text:p>4,7657395E-0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1,8189894E-10</text:p>
          </table:table-cell>
          <table:table-cell office:value-type="string">
            <text:p>[-0,10000119;-6,526883E-06]</text:p>
          </table:table-cell>
          <table:table-cell office:value-type="string">
            <text:p>9,3243784E-0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NormalA</text:p>
          </table:table-cell>
          <table:table-cell office:value-type="float" office:value="0.00017881393">
            <text:p>0,0001788139</text:p>
          </table:table-cell>
          <table:table-cell office:value-type="float" office:value="0">
            <text:p>0</text:p>
          </table:table-cell>
          <table:table-cell office:value-type="float" office:value="0.09999996">
            <text:p>0,09999996</text:p>
          </table:table-cell>
          <table:table-cell office:value-type="string">
            <text:p>[-0,10333598;-0,0033360177]</text:p>
          </table:table-cell>
          <table:table-cell office:value-type="string">
            <text:p>4,7657395E-05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ormalA</text:p>
          </table:table-cell>
          <table:table-cell office:value-type="float" office:value="0.02130866">
            <text:p>0,02130866</text:p>
          </table:table-cell>
          <table:table-cell office:value-type="float" office:value="999.9729">
            <text:p>999,9729</text:p>
          </table:table-cell>
          <table:table-cell office:value-type="float" office:value="0.09999467">
            <text:p>0,09999467</text:p>
          </table:table-cell>
          <table:table-cell office:value-type="string">
            <text:p>[-0,10000119;-6,526883E-06]</text:p>
          </table:table-cell>
          <table:table-cell office:value-type="string">
            <text:p>9,3243784E-0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198">
            <text:p>0,10667198</text:p>
          </table:table-cell>
          <table:table-cell office:value-type="string">
            <text:p>[-0,10333599;-0,0033360177]</text:p>
          </table:table-cell>
          <table:table-cell office:value-type="string">
            <text:p>4,7657013E-05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ormalB</text:p>
          </table:table-cell>
          <table:table-cell office:value-type="float" office:value="-0.026598573">
            <text:p>-0,026598573</text:p>
          </table:table-cell>
          <table:table-cell office:value-type="float" office:value="1000.03375">
            <text:p>1000,03375</text:p>
          </table:table-cell>
          <table:table-cell office:value-type="float" office:value="0.100006655">
            <text:p>0,100006655</text:p>
          </table:table-cell>
          <table:table-cell office:value-type="string">
            <text:p>[-0,100003324;-6,526883E-06]</text:p>
          </table:table-cell>
          <table:table-cell office:value-type="string">
            <text:p>4,758237E-0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FrictionA</text:p>
          </table:table-cell>
          <table:table-cell office:value-type="float" office:value="0.000107102096">
            <text:p>0,0001071021</text:p>
          </table:table-cell>
          <table:table-cell office:value-type="float" office:value="0">
            <text:p>0</text:p>
          </table:table-cell>
          <table:table-cell office:value-type="string">
            <text:p>-2,6775524E-08</text:p>
          </table:table-cell>
          <table:table-cell office:value-type="string">
            <text:p>[-0,10333599;-0,0033360177]</text:p>
          </table:table-cell>
          <table:table-cell office:value-type="string">
            <text:p>4,7657013E-05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FrictionA</text:p>
          </table:table-cell>
          <table:table-cell office:value-type="float" office:value="0.028742943">
            <text:p>0,028742943</text:p>
          </table:table-cell>
          <table:table-cell office:value-type="float" office:value="20.963491">
            <text:p>20,963491</text:p>
          </table:table-cell>
          <table:table-cell office:value-type="string">
            <text:p>-7,185903E-06</text:p>
          </table:table-cell>
          <table:table-cell office:value-type="string">
            <text:p>[-0,100000665;-6,526883E-06]</text:p>
          </table:table-cell>
          <table:table-cell office:value-type="string">
            <text:p>-9,4145705E-09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599;-0,003336007]</text:p>
          </table:table-cell>
          <table:table-cell office:value-type="string">
            <text:p>4,7657242E-05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5744E-10</text:p>
          </table:table-cell>
          <table:table-cell office:value-type="string">
            <text:p>[-0,100000665;-3,652589E-06]</text:p>
          </table:table-cell>
          <table:table-cell office:value-type="string">
            <text:p>5,2177448E-08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NormalA</text:p>
          </table:table-cell>
          <table:table-cell office:value-type="string">
            <text:p>5,9604645E-05</text:p>
          </table:table-cell>
          <table:table-cell office:value-type="float" office:value="0">
            <text:p>0</text:p>
          </table:table-cell>
          <table:table-cell office:value-type="float" office:value="0.09999999">
            <text:p>0,09999999</text:p>
          </table:table-cell>
          <table:table-cell office:value-type="string">
            <text:p>[-0,10333599;-0,003336007]</text:p>
          </table:table-cell>
          <table:table-cell office:value-type="string">
            <text:p>4,7657242E-0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ormalA</text:p>
          </table:table-cell>
          <table:table-cell office:value-type="float" office:value="0.011920929">
            <text:p>0,011920929</text:p>
          </table:table-cell>
          <table:table-cell office:value-type="float" office:value="999.9848">
            <text:p>999,9848</text:p>
          </table:table-cell>
          <table:table-cell office:value-type="float" office:value="0.099997014">
            <text:p>0,099997014</text:p>
          </table:table-cell>
          <table:table-cell office:value-type="string">
            <text:p>[-0,100000665;-3,652589E-06]</text:p>
          </table:table-cell>
          <table:table-cell office:value-type="string">
            <text:p>5,2177448E-08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6007]</text:p>
          </table:table-cell>
          <table:table-cell office:value-type="string">
            <text:p>4,7657115E-0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ormalB</text:p>
          </table:table-cell>
          <table:table-cell office:value-type="float" office:value="-0.014901161">
            <text:p>-0,014901161</text:p>
          </table:table-cell>
          <table:table-cell office:value-type="float" office:value="1000.01886">
            <text:p>1000,01886</text:p>
          </table:table-cell>
          <table:table-cell office:value-type="float" office:value="0.10000372">
            <text:p>0,10000372</text:p>
          </table:table-cell>
          <table:table-cell office:value-type="string">
            <text:p>[-0,10000186;-3,652589E-06]</text:p>
          </table:table-cell>
          <table:table-cell office:value-type="string">
            <text:p>2,66326E-08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FrictionA</text:p>
          </table:table-cell>
          <table:table-cell office:value-type="string">
            <text:p>3,632158E-05</text:p>
          </table:table-cell>
          <table:table-cell office:value-type="float" office:value="0">
            <text:p>0</text:p>
          </table:table-cell>
          <table:table-cell office:value-type="string">
            <text:p>-9,080395E-09</text:p>
          </table:table-cell>
          <table:table-cell office:value-type="string">
            <text:p>[-0,103336;-0,003336007]</text:p>
          </table:table-cell>
          <table:table-cell office:value-type="string">
            <text:p>4,7657115E-0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FrictionA</text:p>
          </table:table-cell>
          <table:table-cell office:value-type="float" office:value="0.016093254">
            <text:p>0,016093254</text:p>
          </table:table-cell>
          <table:table-cell office:value-type="float" office:value="20.979584">
            <text:p>20,979584</text:p>
          </table:table-cell>
          <table:table-cell office:value-type="string">
            <text:p>-4,023481E-06</text:p>
          </table:table-cell>
          <table:table-cell office:value-type="string">
            <text:p>[-0,10000037;-3,652589E-06]</text:p>
          </table:table-cell>
          <table:table-cell office:value-type="string">
            <text:p>-5,2984586E-09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60033]</text:p>
          </table:table-cell>
          <table:table-cell office:value-type="string">
            <text:p>4,765719E-0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5744E-10</text:p>
          </table:table-cell>
          <table:table-cell office:value-type="string">
            <text:p>[-0,10000037;-2,0432635E-06]</text:p>
          </table:table-cell>
          <table:table-cell office:value-type="string">
            <text:p>2,9187087E-08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NormalA</text:p>
          </table:table-cell>
          <table:table-cell office:value-type="string">
            <text:p>2,9802322E-05</text:p>
          </table:table-cell>
          <table:table-cell office:value-type="float" office:value="0">
            <text:p>0</text:p>
          </table:table-cell>
          <table:table-cell office:value-type="float" office:value="0.099999994">
            <text:p>0,099999994</text:p>
          </table:table-cell>
          <table:table-cell office:value-type="string">
            <text:p>[-0,103336;-0,0033360033]</text:p>
          </table:table-cell>
          <table:table-cell office:value-type="string">
            <text:p>4,765719E-05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ormalA</text:p>
          </table:table-cell>
          <table:table-cell office:value-type="float" office:value="0.0067055225">
            <text:p>0,0067055225</text:p>
          </table:table-cell>
          <table:table-cell office:value-type="float" office:value="999.9915">
            <text:p>999,9915</text:p>
          </table:table-cell>
          <table:table-cell office:value-type="float" office:value="0.099998325">
            <text:p>0,099998325</text:p>
          </table:table-cell>
          <table:table-cell office:value-type="string">
            <text:p>[-0,10000037;-2,0432635E-06]</text:p>
          </table:table-cell>
          <table:table-cell office:value-type="string">
            <text:p>2,9187087E-08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60033]</text:p>
          </table:table-cell>
          <table:table-cell office:value-type="string">
            <text:p>4,7657126E-05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ormalB</text:p>
          </table:table-cell>
          <table:table-cell office:value-type="float" office:value="-0.008270144">
            <text:p>-0,008270144</text:p>
          </table:table-cell>
          <table:table-cell office:value-type="float" office:value="1000.0106">
            <text:p>1000,0106</text:p>
          </table:table-cell>
          <table:table-cell office:value-type="float" office:value="0.10000207">
            <text:p>0,10000207</text:p>
          </table:table-cell>
          <table:table-cell office:value-type="string">
            <text:p>[-0,10000104;-2,0432635E-06]</text:p>
          </table:table-cell>
          <table:table-cell office:value-type="string">
            <text:p>1,481811E-08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FrictionA</text:p>
          </table:table-cell>
          <table:table-cell office:value-type="string">
            <text:p>1,7695129E-05</text:p>
          </table:table-cell>
          <table:table-cell office:value-type="float" office:value="0">
            <text:p>0</text:p>
          </table:table-cell>
          <table:table-cell office:value-type="string">
            <text:p>-4,4237822E-09</text:p>
          </table:table-cell>
          <table:table-cell office:value-type="string">
            <text:p>[-0,103336;-0,0033360033]</text:p>
          </table:table-cell>
          <table:table-cell office:value-type="string">
            <text:p>4,7657126E-05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FrictionA</text:p>
          </table:table-cell>
          <table:table-cell office:value-type="float" office:value="0.008984935">
            <text:p>0,008984935</text:p>
          </table:table-cell>
          <table:table-cell office:value-type="float" office:value="20.98857">
            <text:p>20,98857</text:p>
          </table:table-cell>
          <table:table-cell office:value-type="string">
            <text:p>-2,2465174E-06</text:p>
          </table:table-cell>
          <table:table-cell office:value-type="string">
            <text:p>[-0,10000021;-2,0432635E-06]</text:p>
          </table:table-cell>
          <table:table-cell office:value-type="string">
            <text:p>-2,9036267E-09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60014]</text:p>
          </table:table-cell>
          <table:table-cell office:value-type="string">
            <text:p>4,7657162E-05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2,8376235E-10</text:p>
          </table:table-cell>
          <table:table-cell office:value-type="string">
            <text:p>[-0,10000021;-1,1447701E-06]</text:p>
          </table:table-cell>
          <table:table-cell office:value-type="string">
            <text:p>1,6349805E-08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NormalA</text:p>
          </table:table-cell>
          <table:table-cell office:value-type="string">
            <text:p>2,9802322E-05</text:p>
          </table:table-cell>
          <table:table-cell office:value-type="float" office:value="0">
            <text:p>0</text:p>
          </table:table-cell>
          <table:table-cell office:value-type="float" office:value="0.099999994">
            <text:p>0,099999994</text:p>
          </table:table-cell>
          <table:table-cell office:value-type="string">
            <text:p>[-0,103336;-0,0033360014]</text:p>
          </table:table-cell>
          <table:table-cell office:value-type="string">
            <text:p>4,7657162E-05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ormalA</text:p>
          </table:table-cell>
          <table:table-cell office:value-type="float" office:value="0.0037252903">
            <text:p>0,0037252903</text:p>
          </table:table-cell>
          <table:table-cell office:value-type="float" office:value="999.99524">
            <text:p>999,99524</text:p>
          </table:table-cell>
          <table:table-cell office:value-type="float" office:value="0.09999906">
            <text:p>0,09999906</text:p>
          </table:table-cell>
          <table:table-cell office:value-type="string">
            <text:p>[-0,10000021;-1,1447701E-06]</text:p>
          </table:table-cell>
          <table:table-cell office:value-type="string">
            <text:p>1,6349805E-08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60014]</text:p>
          </table:table-cell>
          <table:table-cell office:value-type="string">
            <text:p>4,7657097E-05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ormalB</text:p>
          </table:table-cell>
          <table:table-cell office:value-type="float" office:value="-0.004693866">
            <text:p>-0,004693866</text:p>
          </table:table-cell>
          <table:table-cell office:value-type="float" office:value="1000.0059">
            <text:p>1000,0059</text:p>
          </table:table-cell>
          <table:table-cell office:value-type="float" office:value="0.10000117">
            <text:p>0,10000117</text:p>
          </table:table-cell>
          <table:table-cell office:value-type="string">
            <text:p>[-0,10000058;-1,1447701E-06]</text:p>
          </table:table-cell>
          <table:table-cell office:value-type="string">
            <text:p>8,36704E-09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FrictionA</text:p>
          </table:table-cell>
          <table:table-cell office:value-type="string">
            <text:p>1,8626451E-05</text:p>
          </table:table-cell>
          <table:table-cell office:value-type="float" office:value="0">
            <text:p>0</text:p>
          </table:table-cell>
          <table:table-cell office:value-type="string">
            <text:p>-4,656613E-09</text:p>
          </table:table-cell>
          <table:table-cell office:value-type="string">
            <text:p>[-0,103336;-0,0033360014]</text:p>
          </table:table-cell>
          <table:table-cell office:value-type="string">
            <text:p>4,7657097E-05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FrictionA</text:p>
          </table:table-cell>
          <table:table-cell office:value-type="float" office:value="0.005052425">
            <text:p>0,005052425</text:p>
          </table:table-cell>
          <table:table-cell office:value-type="float" office:value="20.993622">
            <text:p>20,993622</text:p>
          </table:table-cell>
          <table:table-cell office:value-type="string">
            <text:p>-1,2631572E-06</text:p>
          </table:table-cell>
          <table:table-cell office:value-type="string">
            <text:p>[-0,10000011;-1,1447701E-06]</text:p>
          </table:table-cell>
          <table:table-cell office:value-type="string">
            <text:p>-1,6912436E-09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5,087486E-11</text:p>
          </table:table-cell>
          <table:table-cell office:value-type="string">
            <text:p>[-0,10000011;-6,3952757E-07]</text:p>
          </table:table-cell>
          <table:table-cell office:value-type="string">
            <text:p>9,135381E-09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ormalA</text:p>
          </table:table-cell>
          <table:table-cell office:value-type="float" office:value="0.0020861626">
            <text:p>0,0020861626</text:p>
          </table:table-cell>
          <table:table-cell office:value-type="float" office:value="999.9973">
            <text:p>999,9973</text:p>
          </table:table-cell>
          <table:table-cell office:value-type="float" office:value="0.09999947">
            <text:p>0,09999947</text:p>
          </table:table-cell>
          <table:table-cell office:value-type="string">
            <text:p>[-0,10000011;-6,3952757E-07]</text:p>
          </table:table-cell>
          <table:table-cell office:value-type="string">
            <text:p>9,135381E-09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ormalB</text:p>
          </table:table-cell>
          <table:table-cell office:value-type="float" office:value="-0.0026077032">
            <text:p>-0,0026077032</text:p>
          </table:table-cell>
          <table:table-cell office:value-type="float" office:value="1000.0033">
            <text:p>1000,0033</text:p>
          </table:table-cell>
          <table:table-cell office:value-type="float" office:value="0.10000065">
            <text:p>0,10000065</text:p>
          </table:table-cell>
          <table:table-cell office:value-type="string">
            <text:p>[-0,10000032;-6,3952757E-07]</text:p>
          </table:table-cell>
          <table:table-cell office:value-type="string">
            <text:p>4,6650332E-09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FrictionA</text:p>
          </table:table-cell>
          <table:table-cell office:value-type="float" office:value="0.0028172508">
            <text:p>0,0028172508</text:p>
          </table:table-cell>
          <table:table-cell office:value-type="float" office:value="20.996439">
            <text:p>20,996439</text:p>
          </table:table-cell>
          <table:table-cell office:value-type="string">
            <text:p>-7,0413074E-07</text:p>
          </table:table-cell>
          <table:table-cell office:value-type="string">
            <text:p>[-0,10000006;-6,3952757E-07]</text:p>
          </table:table-cell>
          <table:table-cell office:value-type="string">
            <text:p>-9,229022E-10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1,819842E-10</text:p>
          </table:table-cell>
          <table:table-cell office:value-type="string">
            <text:p>[-0,10000006;-3,578025E-07]</text:p>
          </table:table-cell>
          <table:table-cell office:value-type="string">
            <text:p>5,114064E-09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ormalA</text:p>
          </table:table-cell>
          <table:table-cell office:value-type="float" office:value="0.0011920929">
            <text:p>0,0011920929</text:p>
          </table:table-cell>
          <table:table-cell office:value-type="float" office:value="999.99854">
            <text:p>999,99854</text:p>
          </table:table-cell>
          <table:table-cell office:value-type="float" office:value="0.0999997">
            <text:p>0,0999997</text:p>
          </table:table-cell>
          <table:table-cell office:value-type="string">
            <text:p>[-0,10000006;-3,578025E-07]</text:p>
          </table:table-cell>
          <table:table-cell office:value-type="string">
            <text:p>5,114064E-09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ormalB</text:p>
          </table:table-cell>
          <table:table-cell office:value-type="float" office:value="-0.0014156103">
            <text:p>-0,0014156103</text:p>
          </table:table-cell>
          <table:table-cell office:value-type="float" office:value="1000.0019">
            <text:p>1000,0019</text:p>
          </table:table-cell>
          <table:table-cell office:value-type="float" office:value="0.10000036">
            <text:p>0,10000036</text:p>
          </table:table-cell>
          <table:table-cell office:value-type="string">
            <text:p>[-0,10000018;-3,578025E-07]</text:p>
          </table:table-cell>
          <table:table-cell office:value-type="string">
            <text:p>2,5595792E-09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FrictionA</text:p>
          </table:table-cell>
          <table:table-cell office:value-type="float" office:value="0.0015646219">
            <text:p>0,0015646219</text:p>
          </table:table-cell>
          <table:table-cell office:value-type="float" office:value="20.998003">
            <text:p>20,998003</text:p>
          </table:table-cell>
          <table:table-cell office:value-type="string">
            <text:p>-3,909735E-07</text:p>
          </table:table-cell>
          <table:table-cell office:value-type="string">
            <text:p>[-0,10000004;-3,578025E-07]</text:p>
          </table:table-cell>
          <table:table-cell office:value-type="string">
            <text:p>-4,738714E-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1,819842E-10</text:p>
          </table:table-cell>
          <table:table-cell office:value-type="string">
            <text:p>[-0,10000004;-2,013403E-07]</text:p>
          </table:table-cell>
          <table:table-cell office:value-type="string">
            <text:p>2,8788898E-0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ormalA</text:p>
          </table:table-cell>
          <table:table-cell office:value-type="float" office:value="0.00067055225">
            <text:p>0,0006705523</text:p>
          </table:table-cell>
          <table:table-cell office:value-type="float" office:value="999.9992">
            <text:p>999,9992</text:p>
          </table:table-cell>
          <table:table-cell office:value-type="float" office:value="0.09999984">
            <text:p>0,09999984</text:p>
          </table:table-cell>
          <table:table-cell office:value-type="string">
            <text:p>[-0,10000004;-2,013403E-07]</text:p>
          </table:table-cell>
          <table:table-cell office:value-type="string">
            <text:p>2,8788898E-0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ormalB</text:p>
          </table:table-cell>
          <table:table-cell office:value-type="float" office:value="-0.00081956387">
            <text:p>-0,0008195639</text:p>
          </table:table-cell>
          <table:table-cell office:value-type="float" office:value="1000.00104">
            <text:p>1000,00104</text:p>
          </table:table-cell>
          <table:table-cell office:value-type="float" office:value="0.10000021">
            <text:p>0,10000021</text:p>
          </table:table-cell>
          <table:table-cell office:value-type="string">
            <text:p>[-0,100000106;-2,013403E-07]</text:p>
          </table:table-cell>
          <table:table-cell office:value-type="string">
            <text:p>1,4419922E-0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FrictionA</text:p>
          </table:table-cell>
          <table:table-cell office:value-type="float" office:value="0.0008940697">
            <text:p>0,0008940697</text:p>
          </table:table-cell>
          <table:table-cell office:value-type="float" office:value="20.998898">
            <text:p>20,998898</text:p>
          </table:table-cell>
          <table:table-cell office:value-type="string">
            <text:p>-2,2333543E-07</text:p>
          </table:table-cell>
          <table:table-cell office:value-type="string">
            <text:p>[-0,100000024;-2,013403E-07]</text:p>
          </table:table-cell>
          <table:table-cell office:value-type="string">
            <text:p>-3,142161E-1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1,819842E-10</text:p>
          </table:table-cell>
          <table:table-cell office:value-type="string">
            <text:p>[-0,100000024;-1,1193333E-07]</text:p>
          </table:table-cell>
          <table:table-cell office:value-type="string">
            <text:p>1,6016474E-09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ormalA</text:p>
          </table:table-cell>
          <table:table-cell office:value-type="float" office:value="0.00037252903">
            <text:p>0,000372529</text:p>
          </table:table-cell>
          <table:table-cell office:value-type="float" office:value="999.9996">
            <text:p>999,9996</text:p>
          </table:table-cell>
          <table:table-cell office:value-type="float" office:value="0.09999991">
            <text:p>0,09999991</text:p>
          </table:table-cell>
          <table:table-cell office:value-type="string">
            <text:p>[-0,100000024;-1,1193333E-07]</text:p>
          </table:table-cell>
          <table:table-cell office:value-type="string">
            <text:p>1,6016474E-09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ormalB</text:p>
          </table:table-cell>
          <table:table-cell office:value-type="float" office:value="-0.00044703484">
            <text:p>-0,0004470348</text:p>
          </table:table-cell>
          <table:table-cell office:value-type="float" office:value="1000.0006">
            <text:p>1000,0006</text:p>
          </table:table-cell>
          <table:table-cell office:value-type="float" office:value="0.10000012">
            <text:p>0,10000012</text:p>
          </table:table-cell>
          <table:table-cell office:value-type="string">
            <text:p>[-0,10000006;-1,1193333E-07]</text:p>
          </table:table-cell>
          <table:table-cell office:value-type="string">
            <text:p>8,0337087E-1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FrictionA</text:p>
          </table:table-cell>
          <table:table-cell office:value-type="float" office:value="0.00049127266">
            <text:p>0,0004912727</text:p>
          </table:table-cell>
          <table:table-cell office:value-type="float" office:value="20.99939">
            <text:p>20,99939</text:p>
          </table:table-cell>
          <table:table-cell office:value-type="string">
            <text:p>-1,227526E-07</text:p>
          </table:table-cell>
          <table:table-cell office:value-type="string">
            <text:p>[-0,10000002;-1,1193333E-07]</text:p>
          </table:table-cell>
          <table:table-cell office:value-type="string">
            <text:p>-1,5456086E-1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6,5568884E-11</text:p>
          </table:table-cell>
          <table:table-cell office:value-type="string">
            <text:p>[-0,10000002;-6,2806066E-08]</text:p>
          </table:table-cell>
          <table:table-cell office:value-type="string">
            <text:p>8,9816626E-1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ormalA</text:p>
          </table:table-cell>
          <table:table-cell office:value-type="float" office:value="0.00014901161">
            <text:p>0,0001490116</text:p>
          </table:table-cell>
          <table:table-cell office:value-type="float" office:value="999.9997">
            <text:p>999,9997</text:p>
          </table:table-cell>
          <table:table-cell office:value-type="float" office:value="0.09999996">
            <text:p>0,09999996</text:p>
          </table:table-cell>
          <table:table-cell office:value-type="string">
            <text:p>[-0,10000002;-6,2806066E-08]</text:p>
          </table:table-cell>
          <table:table-cell office:value-type="string">
            <text:p>8,9816626E-1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ormalB</text:p>
          </table:table-cell>
          <table:table-cell office:value-type="float" office:value="-0.00029802322">
            <text:p>-0,0002980232</text:p>
          </table:table-cell>
          <table:table-cell office:value-type="float" office:value="1000.0003">
            <text:p>1000,0003</text:p>
          </table:table-cell>
          <table:table-cell office:value-type="float" office:value="0.10000007">
            <text:p>0,10000007</text:p>
          </table:table-cell>
          <table:table-cell office:value-type="string">
            <text:p>[-0,10000003;-6,2806066E-08]</text:p>
          </table:table-cell>
          <table:table-cell office:value-type="string">
            <text:p>5,788557E-1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FrictionA</text:p>
          </table:table-cell>
          <table:table-cell office:value-type="float" office:value="0.00026775524">
            <text:p>0,0002677552</text:p>
          </table:table-cell>
          <table:table-cell office:value-type="float" office:value="20.999657">
            <text:p>20,999657</text:p>
          </table:table-cell>
          <table:table-cell office:value-type="string">
            <text:p>-6,698965E-08</text:p>
          </table:table-cell>
          <table:table-cell office:value-type="string">
            <text:p>[-0,1;-6,2806066E-08]</text:p>
          </table:table-cell>
          <table:table-cell office:value-type="string">
            <text:p>-5,976547E-11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5,0839333E-11</text:p>
          </table:table-cell>
          <table:table-cell office:value-type="string">
            <text:p>[-0,1;-3,6030542E-08]</text:p>
          </table:table-cell>
          <table:table-cell office:value-type="string">
            <text:p>5,1399573E-1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ormalA</text:p>
          </table:table-cell>
          <table:table-cell office:value-type="float" office:value="0.00014901161">
            <text:p>0,0001490116</text:p>
          </table:table-cell>
          <table:table-cell office:value-type="float" office:value="999.9999">
            <text:p>999,9999</text:p>
          </table:table-cell>
          <table:table-cell office:value-type="float" office:value="0.099999964">
            <text:p>0,099999964</text:p>
          </table:table-cell>
          <table:table-cell office:value-type="string">
            <text:p>[-0,1;-3,6030542E-08]</text:p>
          </table:table-cell>
          <table:table-cell office:value-type="string">
            <text:p>5,1399573E-1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ormalB</text:p>
          </table:table-cell>
          <table:table-cell office:value-type="float" office:value="-0.00014901161">
            <text:p>-0,0001490116</text:p>
          </table:table-cell>
          <table:table-cell office:value-type="float" office:value="1000.0002">
            <text:p>1000,0002</text:p>
          </table:table-cell>
          <table:table-cell office:value-type="float" office:value="0.10000003">
            <text:p>0,10000003</text:p>
          </table:table-cell>
          <table:table-cell office:value-type="string">
            <text:p>[-0,10000002;-3,6030542E-08]</text:p>
          </table:table-cell>
          <table:table-cell office:value-type="string">
            <text:p>1,9468516E-1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FrictionA</text:p>
          </table:table-cell>
          <table:table-cell office:value-type="float" office:value="0.0001792796">
            <text:p>0,0001792796</text:p>
          </table:table-cell>
          <table:table-cell office:value-type="float" office:value="20.999836">
            <text:p>20,999836</text:p>
          </table:table-cell>
          <table:table-cell office:value-type="string">
            <text:p>-4,4754323E-08</text:p>
          </table:table-cell>
          <table:table-cell office:value-type="string">
            <text:p>[-0,1;-3,6030542E-08]</text:p>
          </table:table-cell>
          <table:table-cell office:value-type="string">
            <text:p>-1,2462542E-1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6,5577765E-11</text:p>
          </table:table-cell>
          <table:table-cell office:value-type="string">
            <text:p>[-0,1;-1,8102583E-08]</text:p>
          </table:table-cell>
          <table:table-cell office:value-type="string">
            <text:p>2,5954514E-1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ormalA</text:p>
          </table:table-cell>
          <table:table-cell office:value-type="string">
            <text:p>7,4505806E-05</text:p>
          </table:table-cell>
          <table:table-cell office:value-type="float" office:value="999.99994">
            <text:p>999,99994</text:p>
          </table:table-cell>
          <table:table-cell office:value-type="float" office:value="0.09999999">
            <text:p>0,09999999</text:p>
          </table:table-cell>
          <table:table-cell office:value-type="string">
            <text:p>[-0,1;-1,8102583E-08]</text:p>
          </table:table-cell>
          <table:table-cell office:value-type="string">
            <text:p>2,5954514E-1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ormalB</text:p>
          </table:table-cell>
          <table:table-cell office:value-type="string">
            <text:p>-7,4505806E-05</text:p>
          </table:table-cell>
          <table:table-cell office:value-type="float" office:value="1000.00006">
            <text:p>1000,00006</text:p>
          </table:table-cell>
          <table:table-cell office:value-type="float" office:value="0.10000002">
            <text:p>0,10000002</text:p>
          </table:table-cell>
          <table:table-cell office:value-type="string">
            <text:p>[-0,10000001;-1,8102583E-08]</text:p>
          </table:table-cell>
          <table:table-cell office:value-type="string">
            <text:p>9,9889846E-1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FrictionA</text:p>
          </table:table-cell>
          <table:table-cell office:value-type="string">
            <text:p>8,8475645E-05</text:p>
          </table:table-cell>
          <table:table-cell office:value-type="float" office:value="20.999926">
            <text:p>20,999926</text:p>
          </table:table-cell>
          <table:table-cell office:value-type="string">
            <text:p>-2,2286164E-08</text:p>
          </table:table-cell>
          <table:table-cell office:value-type="string">
            <text:p>[-0,1;-1,8102583E-08]</text:p>
          </table:table-cell>
          <table:table-cell office:value-type="string">
            <text:p>-5,976544E-1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99.99994">
            <text:p>999,99994</text:p>
          </table:table-cell>
          <table:table-cell office:value-type="float" office:value="0.099999994">
            <text:p>0,099999994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00.00006">
            <text:p>1000,00006</text:p>
          </table:table-cell>
          <table:table-cell office:value-type="float" office:value="0.10000001">
            <text:p>0,10000001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Friction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20.999926">
            <text:p>20,999926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FrictionB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string">
            <text:p>-1,6725288E-10</text:p>
          </table:table-cell>
          <table:table-cell office:value-type="string">
            <text:p>[-0,1;-9,255018E-09]</text:p>
          </table:table-cell>
          <table:table-cell office:value-type="string">
            <text:p>1,2982522E-10</text:p>
          </table:table-cell>
        </table:table-row>
      </table:table>
      <table:table table:name="NoFriction" table:style-name="ta1" table:print="false">
        <table:table-column table:style-name="co1" table:number-columns-repeated="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useAccumulatedImpulse = false</text:p>
          </table:table-cell>
          <table:table-cell table:number-columns-repeated="6"/>
        </table:table-row>
        <table:table-row table:style-name="ro1">
          <table:table-cell office:value-type="string">
            <text:p>Iteration</text:p>
          </table:table-cell>
          <table:table-cell office:value-type="string">
            <text:p>Constraint</text:p>
          </table:table-cell>
          <table:table-cell office:value-type="string">
            <text:p>Impulse</text:p>
          </table:table-cell>
          <table:table-cell office:value-type="string">
            <text:p>AccumulatedImpulse</text:p>
          </table:table-cell>
          <table:table-cell office:value-type="string">
            <text:p>VelocityInForceDirection</text:p>
          </table:table-cell>
          <table:table-cell office:value-type="string">
            <text:p>Velocity</text:p>
          </table:table-cell>
          <table:table-cell office:value-type="string">
            <text:p>AngularVelocit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malA</text:p>
          </table:table-cell>
          <table:table-cell office:value-type="float" office:value="800.00006">
            <text:p>800,00006</text:p>
          </table:table-cell>
          <table:table-cell office:value-type="float" office:value="0">
            <text:p>0</text:p>
          </table:table-cell>
          <table:table-cell office:value-type="float" office:value="-0.1">
            <text:p>-0,1</text:p>
          </table:table-cell>
          <table:table-cell office:value-type="string">
            <text:p>[0,1;0]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malB</text:p>
          </table:table-cell>
          <table:table-cell office:value-type="float" office:value="960.00006">
            <text:p>960,00006</text:p>
          </table:table-cell>
          <table:table-cell office:value-type="float" office:value="0">
            <text:p>0</text:p>
          </table:table-cell>
          <table:table-cell office:value-type="float" office:value="-0.14">
            <text:p>-0,14</text:p>
          </table:table-cell>
          <table:table-cell office:value-type="string">
            <text:p>[0,019999996;0]</text:p>
          </table:table-cell>
          <table:table-cell office:value-type="float" office:value="-0.0017142858">
            <text:p>-0,00171428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rmalA</text:p>
          </table:table-cell>
          <table:table-cell office:value-type="float" office:value="191.99997">
            <text:p>191,99997</text:p>
          </table:table-cell>
          <table:table-cell office:value-type="float" office:value="0">
            <text:p>0</text:p>
          </table:table-cell>
          <table:table-cell office:value-type="float" office:value="0.05200001">
            <text:p>0,05200001</text:p>
          </table:table-cell>
          <table:table-cell office:value-type="string">
            <text:p>[-0,07600001;0]</text:p>
          </table:table-cell>
          <table:table-cell office:value-type="float" office:value="0.0003428572">
            <text:p>0,00034285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rmalB</text:p>
          </table:table-cell>
          <table:table-cell office:value-type="float" office:value="38.399937">
            <text:p>38,399937</text:p>
          </table:table-cell>
          <table:table-cell office:value-type="float" office:value="0">
            <text:p>0</text:p>
          </table:table-cell>
          <table:table-cell office:value-type="float" office:value="0.09040002">
            <text:p>0,09040002</text:p>
          </table:table-cell>
          <table:table-cell office:value-type="string">
            <text:p>[-0,09520001;0]</text:p>
          </table:table-cell>
          <table:table-cell office:value-type="string">
            <text:p>-6,85713E-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rmalA</text:p>
          </table:table-cell>
          <table:table-cell office:value-type="float" office:value="7.679999">
            <text:p>7,679999</text:p>
          </table:table-cell>
          <table:table-cell office:value-type="float" office:value="0">
            <text:p>0</text:p>
          </table:table-cell>
          <table:table-cell office:value-type="float" office:value="0.09808">
            <text:p>0,09808</text:p>
          </table:table-cell>
          <table:table-cell office:value-type="string">
            <text:p>[-0,09904;0]</text:p>
          </table:table-cell>
          <table:table-cell office:value-type="string">
            <text:p>1,3714271E-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rmalB</text:p>
          </table:table-cell>
          <table:table-cell office:value-type="float" office:value="1.5360117">
            <text:p>1,5360117</text:p>
          </table:table-cell>
          <table:table-cell office:value-type="float" office:value="0">
            <text:p>0</text:p>
          </table:table-cell>
          <table:table-cell office:value-type="float" office:value="0.099616">
            <text:p>0,099616</text:p>
          </table:table-cell>
          <table:table-cell office:value-type="string">
            <text:p>[-0,099808;0]</text:p>
          </table:table-cell>
          <table:table-cell office:value-type="string">
            <text:p>-2,7428687E-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rmalA</text:p>
          </table:table-cell>
          <table:table-cell office:value-type="float" office:value="0.30720234">
            <text:p>0,30720234</text:p>
          </table:table-cell>
          <table:table-cell office:value-type="float" office:value="0">
            <text:p>0</text:p>
          </table:table-cell>
          <table:table-cell office:value-type="float" office:value="0.0999232">
            <text:p>0,0999232</text:p>
          </table:table-cell>
          <table:table-cell office:value-type="string">
            <text:p>[-0,0999616;0]</text:p>
          </table:table-cell>
          <table:table-cell office:value-type="string">
            <text:p>5,485849E-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rmalB</text:p>
          </table:table-cell>
          <table:table-cell office:value-type="float" office:value="0.06145239">
            <text:p>0,06145239</text:p>
          </table:table-cell>
          <table:table-cell office:value-type="float" office:value="0">
            <text:p>0</text:p>
          </table:table-cell>
          <table:table-cell office:value-type="float" office:value="0.09998464">
            <text:p>0,09998464</text:p>
          </table:table-cell>
          <table:table-cell office:value-type="string">
            <text:p>[-0,09999232;0]</text:p>
          </table:table-cell>
          <table:table-cell office:value-type="string">
            <text:p>-1,0970581E-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rmalA</text:p>
          </table:table-cell>
          <table:table-cell office:value-type="float" office:value="0.012278557">
            <text:p>0,012278557</text:p>
          </table:table-cell>
          <table:table-cell office:value-type="float" office:value="0">
            <text:p>0</text:p>
          </table:table-cell>
          <table:table-cell office:value-type="float" office:value="0.09999693">
            <text:p>0,09999693</text:p>
          </table:table-cell>
          <table:table-cell office:value-type="string">
            <text:p>[-0,09999847;0]</text:p>
          </table:table-cell>
          <table:table-cell office:value-type="string">
            <text:p>2,1977883E-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rmalB</text:p>
          </table:table-cell>
          <table:table-cell office:value-type="float" office:value="0.0024437904">
            <text:p>0,0024437904</text:p>
          </table:table-cell>
          <table:table-cell office:value-type="float" office:value="0">
            <text:p>0</text:p>
          </table:table-cell>
          <table:table-cell office:value-type="float" office:value="0.09999939">
            <text:p>0,09999939</text:p>
          </table:table-cell>
          <table:table-cell office:value-type="string">
            <text:p>[-0,099999696;0]</text:p>
          </table:table-cell>
          <table:table-cell office:value-type="string">
            <text:p>-4,3333106E-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rmalA</text:p>
          </table:table-cell>
          <table:table-cell office:value-type="float" office:value="0.00047683716">
            <text:p>0,0004768372</text:p>
          </table:table-cell>
          <table:table-cell office:value-type="float" office:value="0">
            <text:p>0</text:p>
          </table:table-cell>
          <table:table-cell office:value-type="float" office:value="0.09999988">
            <text:p>0,09999988</text:p>
          </table:table-cell>
          <table:table-cell office:value-type="string">
            <text:p>[-0,09999994;0]</text:p>
          </table:table-cell>
          <table:table-cell office:value-type="string">
            <text:p>9,0338315E-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rmalB</text:p>
          </table:table-cell>
          <table:table-cell office:value-type="string">
            <text:p>8,940697E-05</text:p>
          </table:table-cell>
          <table:table-cell office:value-type="float" office:value="0">
            <text:p>0</text:p>
          </table:table-cell>
          <table:table-cell office:value-type="float" office:value="0.09999998">
            <text:p>0,09999998</text:p>
          </table:table-cell>
          <table:table-cell office:value-type="string">
            <text:p>[-0,09999999;0]</text:p>
          </table:table-cell>
          <table:table-cell office:value-type="string">
            <text:p>-1,1841073E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rmalA</text:p>
          </table:table-cell>
          <table:table-cell office:value-type="string">
            <text:p>5,9604645E-05</text:p>
          </table:table-cell>
          <table:table-cell office:value-type="float" office:value="0">
            <text:p>0</text:p>
          </table:table-cell>
          <table:table-cell office:value-type="float" office:value="0.09999999">
            <text:p>0,09999999</text:p>
          </table:table-cell>
          <table:table-cell office:value-type="string">
            <text:p>[-0,099999994;0]</text:p>
          </table:table-cell>
          <table:table-cell office:value-type="string">
            <text:p>7,317563E-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rmalB</text:p>
          </table:table-cell>
          <table:table-cell office:value-type="string">
            <text:p>2,9802322E-05</text:p>
          </table:table-cell>
          <table:table-cell office:value-type="float" office:value="0">
            <text:p>0</text:p>
          </table:table-cell>
          <table:table-cell office:value-type="float" office:value="0.099999994">
            <text:p>0,099999994</text:p>
          </table:table-cell>
          <table:table-cell office:value-type="string">
            <text:p>[-0,1;0]</text:p>
          </table:table-cell>
          <table:table-cell office:value-type="string">
            <text:p>-5,4548602E-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ormal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ormal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string">
            <text:p>[-0,1;0]</text:p>
          </table:table-cell>
          <table:table-cell office:value-type="string">
            <text:p>9,313515E-12</text:p>
          </table:table-cell>
        </table:table-row>
      </table:table>
      <table:table table:name="NoFriction_WrongClamping" table:style-name="ta1" table:print="false"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>
            <text:p>Iteration</text:p>
          </table:table-cell>
          <table:table-cell office:value-type="string">
            <text:p>Constraint</text:p>
          </table:table-cell>
          <table:table-cell office:value-type="string">
            <text:p>Impulse</text:p>
          </table:table-cell>
          <table:table-cell office:value-type="string">
            <text:p>ImpulseSum</text:p>
          </table:table-cell>
          <table:table-cell office:value-type="string">
            <text:p>VelocityInForceDirection</text:p>
          </table:table-cell>
          <table:table-cell office:value-type="string">
            <text:p>Velocity</text:p>
          </table:table-cell>
          <table:table-cell office:value-type="string">
            <text:p>AngularVelocit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malA</text:p>
          </table:table-cell>
          <table:table-cell table:number-columns-repeated="2" office:value-type="float" office:value="800.00006">
            <text:p>800,00006</text:p>
          </table:table-cell>
          <table:table-cell office:value-type="float" office:value="-0.1">
            <text:p>-0,1</text:p>
          </table:table-cell>
          <table:table-cell office:value-type="string">
            <text:p>[0,1;0]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malB</text:p>
          </table:table-cell>
          <table:table-cell table:number-columns-repeated="2" office:value-type="float" office:value="960.00006">
            <text:p>960,00006</text:p>
          </table:table-cell>
          <table:table-cell office:value-type="float" office:value="-0.14">
            <text:p>-0,14</text:p>
          </table:table-cell>
          <table:table-cell office:value-type="string">
            <text:p>[0,019999996;0]</text:p>
          </table:table-cell>
          <table:table-cell office:value-type="float" office:value="-0.0017142858">
            <text:p>-0,001714285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rictionA</text:p>
          </table:table-cell>
          <table:table-cell table:number-columns-repeated="2" office:value-type="float" office:value="-75">
            <text:p>-75</text:p>
          </table:table-cell>
          <table:table-cell office:value-type="float" office:value="0.024000004">
            <text:p>0,024000004</text:p>
          </table:table-cell>
          <table:table-cell office:value-type="string">
            <text:p>[-0,07600001;0]</text:p>
          </table:table-cell>
          <table:table-cell office:value-type="float" office:value="0.0003428572">
            <text:p>0,0003428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rictionB</text:p>
          </table:table-cell>
          <table:table-cell table:number-columns-repeated="2" office:value-type="float" office:value="-21.000017">
            <text:p>-21,000017</text:p>
          </table:table-cell>
          <table:table-cell office:value-type="float" office:value="0.005250004">
            <text:p>0,005250004</text:p>
          </table:table-cell>
          <table:table-cell office:value-type="string">
            <text:p>[-0,07600001;-0,0075000003]</text:p>
          </table:table-cell>
          <table:table-cell office:value-type="float" office:value="0.00018214292">
            <text:p>0,00018214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rmalA</text:p>
          </table:table-cell>
          <table:table-cell office:value-type="float" office:value="134.39995">
            <text:p>134,39995</text:p>
          </table:table-cell>
          <table:table-cell office:value-type="float" office:value="934.4">
            <text:p>934,4</text:p>
          </table:table-cell>
          <table:table-cell office:value-type="float" office:value="0.066400014">
            <text:p>0,066400014</text:p>
          </table:table-cell>
          <table:table-cell office:value-type="string">
            <text:p>[-0,07600001;-0,009600002]</text:p>
          </table:table-cell>
          <table:table-cell office:value-type="float" office:value="0.00013714288">
            <text:p>0,00013714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rmalB</text:p>
          </table:table-cell>
          <table:table-cell office:value-type="float" office:value="84.47993">
            <text:p>84,47993</text:p>
          </table:table-cell>
          <table:table-cell office:value-type="float" office:value="1044.48">
            <text:p>1044,48</text:p>
          </table:table-cell>
          <table:table-cell office:value-type="float" office:value="0.07888002">
            <text:p>0,07888002</text:p>
          </table:table-cell>
          <table:table-cell office:value-type="string">
            <text:p>[-0,08944001;-0,009600002]</text:p>
          </table:table-cell>
          <table:table-cell office:value-type="float" office:value="-0.00015085701">
            <text:p>-0,0001508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ictionA</text:p>
          </table:table-cell>
          <table:table-cell office:value-type="float" office:value="29.952017">
            <text:p>29,952017</text:p>
          </table:table-cell>
          <table:table-cell office:value-type="float" office:value="-45.04799">
            <text:p>-45,04799</text:p>
          </table:table-cell>
          <table:table-cell office:value-type="float" office:value="-0.007488004">
            <text:p>-0,007488004</text:p>
          </table:table-cell>
          <table:table-cell office:value-type="string">
            <text:p>[-0,097888;-0,009600002]</text:p>
          </table:table-cell>
          <table:table-cell office:value-type="string">
            <text:p>3,017140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ictionB</text:p>
          </table:table-cell>
          <table:table-cell office:value-type="string">
            <text:p>1,8626451E-06</text:p>
          </table:table-cell>
          <table:table-cell office:value-type="float" office:value="-21.000015">
            <text:p>-21,000015</text:p>
          </table:table-cell>
          <table:table-cell office:value-type="string">
            <text:p>-4,656613E-10</text:p>
          </table:table-cell>
          <table:table-cell office:value-type="string">
            <text:p>[-0,097888;-0,006604801]</text:p>
          </table:table-cell>
          <table:table-cell office:value-type="string">
            <text:p>9,435429E-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rmalA</text:p>
          </table:table-cell>
          <table:table-cell office:value-type="float" office:value="34.867195">
            <text:p>34,867195</text:p>
          </table:table-cell>
          <table:table-cell office:value-type="float" office:value="969.2673">
            <text:p>969,2673</text:p>
          </table:table-cell>
          <table:table-cell office:value-type="float" office:value="0.0912832">
            <text:p>0,0912832</text:p>
          </table:table-cell>
          <table:table-cell office:value-type="string">
            <text:p>[-0,097888;-0,006604801]</text:p>
          </table:table-cell>
          <table:table-cell office:value-type="string">
            <text:p>9,43543E-0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table:style-name="ce6" office:value-type="float" office:value="0.102749445">
            <text:p>0,102749445</text:p>
          </table:table-cell>
          <table:table-cell office:value-type="string">
            <text:p>[-0,10137472;-0,006604801]</text:p>
          </table:table-cell>
          <table:table-cell office:value-type="string">
            <text:p>1,963888E-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ictionA</text:p>
          </table:table-cell>
          <table:table-cell office:value-type="float" office:value="20.920317">
            <text:p>20,920317</text:p>
          </table:table-cell>
          <table:table-cell office:value-type="float" office:value="-24.127672">
            <text:p>-24,127672</text:p>
          </table:table-cell>
          <table:table-cell office:value-type="float" office:value="-0.0052300794">
            <text:p>-0,0052300794</text:p>
          </table:table-cell>
          <table:table-cell office:value-type="string">
            <text:p>[-0,10137472;-0,006604801]</text:p>
          </table:table-cell>
          <table:table-cell office:value-type="string">
            <text:p>1,963888E-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137472;-0,004512769]</text:p>
          </table:table-cell>
          <table:table-cell office:value-type="string">
            <text:p>6,446813E-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rmalA</text:p>
          </table:table-cell>
          <table:table-cell office:value-type="float" office:value="12.552201">
            <text:p>12,552201</text:p>
          </table:table-cell>
          <table:table-cell office:value-type="float" office:value="981.81946">
            <text:p>981,81946</text:p>
          </table:table-cell>
          <table:table-cell office:value-type="float" office:value="0.09686195">
            <text:p>0,09686195</text:p>
          </table:table-cell>
          <table:table-cell office:value-type="string">
            <text:p>[-0,10137472;-0,004512769]</text:p>
          </table:table-cell>
          <table:table-cell office:value-type="string">
            <text:p>6,446813E-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525988">
            <text:p>0,10525988</text:p>
          </table:table-cell>
          <table:table-cell office:value-type="string">
            <text:p>[-0,102629945;-0,004512769]</text:p>
          </table:table-cell>
          <table:table-cell office:value-type="string">
            <text:p>3,7570553E-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ictionA</text:p>
          </table:table-cell>
          <table:table-cell office:value-type="float" office:value="7.5313215">
            <text:p>7,5313215</text:p>
          </table:table-cell>
          <table:table-cell office:value-type="float" office:value="-16.59635">
            <text:p>-16,59635</text:p>
          </table:table-cell>
          <table:table-cell office:value-type="float" office:value="-0.0018828304">
            <text:p>-0,0018828304</text:p>
          </table:table-cell>
          <table:table-cell office:value-type="string">
            <text:p>[-0,102629945;-0,004512769]</text:p>
          </table:table-cell>
          <table:table-cell office:value-type="string">
            <text:p>3,7570553E-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ictionB</text:p>
          </table:table-cell>
          <table:table-cell office:value-type="string">
            <text:p>9,313226E-07</text:p>
          </table:table-cell>
          <table:table-cell office:value-type="float" office:value="-21.000015">
            <text:p>-21,000015</text:p>
          </table:table-cell>
          <table:table-cell office:value-type="string">
            <text:p>-2,3283064E-10</text:p>
          </table:table-cell>
          <table:table-cell office:value-type="string">
            <text:p>[-0,102629945;-0,003759637]</text:p>
          </table:table-cell>
          <table:table-cell office:value-type="string">
            <text:p>5,3709096E-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rmalA</text:p>
          </table:table-cell>
          <table:table-cell office:value-type="float" office:value="4.518777">
            <text:p>4,518777</text:p>
          </table:table-cell>
          <table:table-cell office:value-type="float" office:value="986.33826">
            <text:p>986,33826</text:p>
          </table:table-cell>
          <table:table-cell office:value-type="float" office:value="0.09887031">
            <text:p>0,09887031</text:p>
          </table:table-cell>
          <table:table-cell office:value-type="string">
            <text:p>[-0,102629945;-0,003759637]</text:p>
          </table:table-cell>
          <table:table-cell office:value-type="string">
            <text:p>5,37091E-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16364">
            <text:p>0,10616364</text:p>
          </table:table-cell>
          <table:table-cell office:value-type="string">
            <text:p>[-0,10308182;-0,003759637]</text:p>
          </table:table-cell>
          <table:table-cell office:value-type="string">
            <text:p>4,4026005E-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ictionA</text:p>
          </table:table-cell>
          <table:table-cell office:value-type="float" office:value="2.7112663">
            <text:p>2,7112663</text:p>
          </table:table-cell>
          <table:table-cell office:value-type="float" office:value="-13.885083">
            <text:p>-13,885083</text:p>
          </table:table-cell>
          <table:table-cell office:value-type="float" office:value="-0.00067781657">
            <text:p>-0,0006778166</text:p>
          </table:table-cell>
          <table:table-cell office:value-type="string">
            <text:p>[-0,10308182;-0,003759637]</text:p>
          </table:table-cell>
          <table:table-cell office:value-type="string">
            <text:p>4,4026005E-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ictionB</text:p>
          </table:table-cell>
          <table:table-cell office:value-type="string">
            <text:p>9,313226E-07</text:p>
          </table:table-cell>
          <table:table-cell office:value-type="float" office:value="-21.000015">
            <text:p>-21,000015</text:p>
          </table:table-cell>
          <table:table-cell office:value-type="string">
            <text:p>-2,3283064E-10</text:p>
          </table:table-cell>
          <table:table-cell office:value-type="string">
            <text:p>[-0,10308182;-0,0034885104]</text:p>
          </table:table-cell>
          <table:table-cell office:value-type="string">
            <text:p>4,983586E-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rmalA</text:p>
          </table:table-cell>
          <table:table-cell office:value-type="float" office:value="1.6267598">
            <text:p>1,6267598</text:p>
          </table:table-cell>
          <table:table-cell office:value-type="float" office:value="987.965">
            <text:p>987,965</text:p>
          </table:table-cell>
          <table:table-cell office:value-type="float" office:value="0.09959331">
            <text:p>0,09959331</text:p>
          </table:table-cell>
          <table:table-cell office:value-type="string">
            <text:p>[-0,10308182;-0,0034885104]</text:p>
          </table:table-cell>
          <table:table-cell office:value-type="string">
            <text:p>4,9835864E-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488995">
            <text:p>0,106488995</text:p>
          </table:table-cell>
          <table:table-cell office:value-type="string">
            <text:p>[-0,1032445;-0,0034885104]</text:p>
          </table:table-cell>
          <table:table-cell office:value-type="string">
            <text:p>4,634995E-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ctionA</text:p>
          </table:table-cell>
          <table:table-cell office:value-type="float" office:value="0.97605586">
            <text:p>0,97605586</text:p>
          </table:table-cell>
          <table:table-cell office:value-type="float" office:value="-12.909027">
            <text:p>-12,909027</text:p>
          </table:table-cell>
          <table:table-cell office:value-type="float" office:value="-0.00024401397">
            <text:p>-0,000244014</text:p>
          </table:table-cell>
          <table:table-cell office:value-type="string">
            <text:p>[-0,1032445;-0,0034885104]</text:p>
          </table:table-cell>
          <table:table-cell office:value-type="string">
            <text:p>4,634995E-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2445;-0,0033909047]</text:p>
          </table:table-cell>
          <table:table-cell office:value-type="string">
            <text:p>4,8441496E-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rmalA</text:p>
          </table:table-cell>
          <table:table-cell office:value-type="float" office:value="0.58564544">
            <text:p>0,58564544</text:p>
          </table:table-cell>
          <table:table-cell office:value-type="float" office:value="988.55066">
            <text:p>988,55066</text:p>
          </table:table-cell>
          <table:table-cell office:value-type="float" office:value="0.09985359">
            <text:p>0,09985359</text:p>
          </table:table-cell>
          <table:table-cell office:value-type="string">
            <text:p>[-0,1032445;-0,0033909047]</text:p>
          </table:table-cell>
          <table:table-cell office:value-type="string">
            <text:p>4,8441496E-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0612">
            <text:p>0,10660612</text:p>
          </table:table-cell>
          <table:table-cell office:value-type="string">
            <text:p>[-0,10330306;-0,0033909047]</text:p>
          </table:table-cell>
          <table:table-cell office:value-type="string">
            <text:p>4,7186542E-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rictionA</text:p>
          </table:table-cell>
          <table:table-cell office:value-type="float" office:value="0.35138708">
            <text:p>0,35138708</text:p>
          </table:table-cell>
          <table:table-cell office:value-type="float" office:value="-12.55764">
            <text:p>-12,55764</text:p>
          </table:table-cell>
          <table:table-cell office:value-type="string">
            <text:p>-8,784677E-05</text:p>
          </table:table-cell>
          <table:table-cell office:value-type="string">
            <text:p>[-0,10330306;-0,0033909047]</text:p>
          </table:table-cell>
          <table:table-cell office:value-type="string">
            <text:p>4,7186542E-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0306;-0,003355766]</text:p>
          </table:table-cell>
          <table:table-cell office:value-type="string">
            <text:p>4,7939513E-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rmalA</text:p>
          </table:table-cell>
          <table:table-cell office:value-type="float" office:value="0.21082163">
            <text:p>0,21082163</text:p>
          </table:table-cell>
          <table:table-cell office:value-type="float" office:value="988.7615">
            <text:p>988,7615</text:p>
          </table:table-cell>
          <table:table-cell office:value-type="float" office:value="0.099947296">
            <text:p>0,099947296</text:p>
          </table:table-cell>
          <table:table-cell office:value-type="string">
            <text:p>[-0,10330306;-0,003355766]</text:p>
          </table:table-cell>
          <table:table-cell office:value-type="string">
            <text:p>4,7939513E-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4829">
            <text:p>0,10664829</text:p>
          </table:table-cell>
          <table:table-cell office:value-type="string">
            <text:p>[-0,103324145;-0,003355766]</text:p>
          </table:table-cell>
          <table:table-cell office:value-type="string">
            <text:p>4,7487752E-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rictionA</text:p>
          </table:table-cell>
          <table:table-cell office:value-type="float" office:value="0.12649317">
            <text:p>0,12649317</text:p>
          </table:table-cell>
          <table:table-cell office:value-type="float" office:value="-12.431147">
            <text:p>-12,431147</text:p>
          </table:table-cell>
          <table:table-cell office:value-type="string">
            <text:p>-3,162329E-05</text:p>
          </table:table-cell>
          <table:table-cell office:value-type="string">
            <text:p>[-0,103324145;-0,003355766]</text:p>
          </table:table-cell>
          <table:table-cell office:value-type="string">
            <text:p>4,7487752E-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24145;-0,0033431167]</text:p>
          </table:table-cell>
          <table:table-cell office:value-type="string">
            <text:p>4,775881E-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rmalA</text:p>
          </table:table-cell>
          <table:table-cell office:value-type="float" office:value="0.075906515">
            <text:p>0,075906515</text:p>
          </table:table-cell>
          <table:table-cell office:value-type="float" office:value="988.8374">
            <text:p>988,8374</text:p>
          </table:table-cell>
          <table:table-cell office:value-type="float" office:value="0.099981025">
            <text:p>0,099981025</text:p>
          </table:table-cell>
          <table:table-cell office:value-type="string">
            <text:p>[-0,103324145;-0,0033431167]</text:p>
          </table:table-cell>
          <table:table-cell office:value-type="string">
            <text:p>4,775881E-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63465">
            <text:p>0,106663465</text:p>
          </table:table-cell>
          <table:table-cell office:value-type="string">
            <text:p>[-0,10333174;-0,0033431167]</text:p>
          </table:table-cell>
          <table:table-cell office:value-type="string">
            <text:p>4,7596153E-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rictionA</text:p>
          </table:table-cell>
          <table:table-cell office:value-type="float" office:value="0.045543537">
            <text:p>0,045543537</text:p>
          </table:table-cell>
          <table:table-cell office:value-type="float" office:value="-12.385603">
            <text:p>-12,385603</text:p>
          </table:table-cell>
          <table:table-cell office:value-type="string">
            <text:p>-1,1385884E-05</text:p>
          </table:table-cell>
          <table:table-cell office:value-type="string">
            <text:p>[-0,10333174;-0,0033431167]</text:p>
          </table:table-cell>
          <table:table-cell office:value-type="string">
            <text:p>4,7596153E-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rictionB</text:p>
          </table:table-cell>
          <table:table-cell office:value-type="string">
            <text:p>9,313226E-07</text:p>
          </table:table-cell>
          <table:table-cell office:value-type="float" office:value="-21.000015">
            <text:p>-21,000015</text:p>
          </table:table-cell>
          <table:table-cell office:value-type="string">
            <text:p>-2,3283064E-10</text:p>
          </table:table-cell>
          <table:table-cell office:value-type="string">
            <text:p>[-0,10333174;-0,0033385623]</text:p>
          </table:table-cell>
          <table:table-cell office:value-type="string">
            <text:p>4,7693746E-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rmalA</text:p>
          </table:table-cell>
          <table:table-cell office:value-type="float" office:value="0.027298927">
            <text:p>0,027298927</text:p>
          </table:table-cell>
          <table:table-cell office:value-type="float" office:value="988.8647">
            <text:p>988,8647</text:p>
          </table:table-cell>
          <table:table-cell office:value-type="float" office:value="0.09999318">
            <text:p>0,09999318</text:p>
          </table:table-cell>
          <table:table-cell office:value-type="string">
            <text:p>[-0,10333174;-0,0033385623]</text:p>
          </table:table-cell>
          <table:table-cell office:value-type="string">
            <text:p>4,769375E-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68934">
            <text:p>0,106668934</text:p>
          </table:table-cell>
          <table:table-cell office:value-type="string">
            <text:p>[-0,103334464;-0,0033385623]</text:p>
          </table:table-cell>
          <table:table-cell office:value-type="string">
            <text:p>4,763525E-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rictionA</text:p>
          </table:table-cell>
          <table:table-cell office:value-type="float" office:value="0.01637917">
            <text:p>0,01637917</text:p>
          </table:table-cell>
          <table:table-cell office:value-type="float" office:value="-12.369224">
            <text:p>-12,369224</text:p>
          </table:table-cell>
          <table:table-cell office:value-type="string">
            <text:p>-4,0947925E-06</text:p>
          </table:table-cell>
          <table:table-cell office:value-type="string">
            <text:p>[-0,103334464;-0,0033385623]</text:p>
          </table:table-cell>
          <table:table-cell office:value-type="string">
            <text:p>4,763525E-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rictionB</text:p>
          </table:table-cell>
          <table:table-cell office:value-type="string">
            <text:p>-9,313226E-07</text:p>
          </table:table-cell>
          <table:table-cell office:value-type="float" office:value="-21.000015">
            <text:p>-21,000015</text:p>
          </table:table-cell>
          <table:table-cell office:value-type="string">
            <text:p>2,3283064E-10</text:p>
          </table:table-cell>
          <table:table-cell office:value-type="string">
            <text:p>[-0,103334464;-0,0033369244]</text:p>
          </table:table-cell>
          <table:table-cell office:value-type="string">
            <text:p>4,767035E-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rmalA</text:p>
          </table:table-cell>
          <table:table-cell office:value-type="float" office:value="0.009834766">
            <text:p>0,009834766</text:p>
          </table:table-cell>
          <table:table-cell office:value-type="float" office:value="988.8745">
            <text:p>988,8745</text:p>
          </table:table-cell>
          <table:table-cell office:value-type="float" office:value="0.09999754">
            <text:p>0,09999754</text:p>
          </table:table-cell>
          <table:table-cell office:value-type="string">
            <text:p>[-0,103334464;-0,0033369244]</text:p>
          </table:table-cell>
          <table:table-cell office:value-type="string">
            <text:p>4,7670346E-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0894">
            <text:p>0,106670894</text:p>
          </table:table-cell>
          <table:table-cell office:value-type="string">
            <text:p>[-0,10333545;-0,0033369244]</text:p>
          </table:table-cell>
          <table:table-cell office:value-type="string">
            <text:p>4,764927E-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rictionA</text:p>
          </table:table-cell>
          <table:table-cell office:value-type="float" office:value="0.005901791">
            <text:p>0,005901791</text:p>
          </table:table-cell>
          <table:table-cell office:value-type="float" office:value="-12.363321">
            <text:p>-12,363321</text:p>
          </table:table-cell>
          <table:table-cell office:value-type="string">
            <text:p>-1,4754478E-06</text:p>
          </table:table-cell>
          <table:table-cell office:value-type="string">
            <text:p>[-0,10333545;-0,0033369244]</text:p>
          </table:table-cell>
          <table:table-cell office:value-type="string">
            <text:p>4,764927E-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545;-0,0033363341]</text:p>
          </table:table-cell>
          <table:table-cell office:value-type="string">
            <text:p>4,7661917E-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rmalA</text:p>
          </table:table-cell>
          <table:table-cell office:value-type="float" office:value="0.0035464766">
            <text:p>0,0035464766</text:p>
          </table:table-cell>
          <table:table-cell office:value-type="float" office:value="988.8781">
            <text:p>988,8781</text:p>
          </table:table-cell>
          <table:table-cell office:value-type="float" office:value="0.099999115">
            <text:p>0,099999115</text:p>
          </table:table-cell>
          <table:table-cell office:value-type="string">
            <text:p>[-0,10333545;-0,0033363341]</text:p>
          </table:table-cell>
          <table:table-cell office:value-type="string">
            <text:p>4,7661917E-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161">
            <text:p>0,10667161</text:p>
          </table:table-cell>
          <table:table-cell office:value-type="string">
            <text:p>[-0,103335805;-0,0033363341]</text:p>
          </table:table-cell>
          <table:table-cell office:value-type="string">
            <text:p>4,7654317E-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rictionA</text:p>
          </table:table-cell>
          <table:table-cell office:value-type="float" office:value="0.002128072">
            <text:p>0,002128072</text:p>
          </table:table-cell>
          <table:table-cell office:value-type="float" office:value="-12.361193">
            <text:p>-12,361193</text:p>
          </table:table-cell>
          <table:table-cell office:value-type="string">
            <text:p>-5,32018E-07</text:p>
          </table:table-cell>
          <table:table-cell office:value-type="string">
            <text:p>[-0,103335805;-0,0033363341]</text:p>
          </table:table-cell>
          <table:table-cell office:value-type="string">
            <text:p>4,7654317E-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5805;-0,0033361213]</text:p>
          </table:table-cell>
          <table:table-cell office:value-type="string">
            <text:p>4,7658876E-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rmalA</text:p>
          </table:table-cell>
          <table:table-cell office:value-type="float" office:value="0.0012814999">
            <text:p>0,0012814999</text:p>
          </table:table-cell>
          <table:table-cell office:value-type="float" office:value="988.87933">
            <text:p>988,87933</text:p>
          </table:table-cell>
          <table:table-cell office:value-type="float" office:value="0.09999968">
            <text:p>0,09999968</text:p>
          </table:table-cell>
          <table:table-cell office:value-type="string">
            <text:p>[-0,103335805;-0,0033361213]</text:p>
          </table:table-cell>
          <table:table-cell office:value-type="string">
            <text:p>4,7658876E-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186">
            <text:p>0,10667186</text:p>
          </table:table-cell>
          <table:table-cell office:value-type="string">
            <text:p>[-0,10333593;-0,0033361213]</text:p>
          </table:table-cell>
          <table:table-cell office:value-type="string">
            <text:p>4,765613E-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rictionA</text:p>
          </table:table-cell>
          <table:table-cell office:value-type="float" office:value="0.00076927245">
            <text:p>0,0007692725</text:p>
          </table:table-cell>
          <table:table-cell office:value-type="float" office:value="-12.360424">
            <text:p>-12,360424</text:p>
          </table:table-cell>
          <table:table-cell office:value-type="string">
            <text:p>-1,9231811E-07</text:p>
          </table:table-cell>
          <table:table-cell office:value-type="string">
            <text:p>[-0,10333593;-0,0033361213]</text:p>
          </table:table-cell>
          <table:table-cell office:value-type="string">
            <text:p>4,765613E-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593;-0,0033360445]</text:p>
          </table:table-cell>
          <table:table-cell office:value-type="string">
            <text:p>4,7657777E-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rmalA</text:p>
          </table:table-cell>
          <table:table-cell office:value-type="float" office:value="0.00044703484">
            <text:p>0,0004470348</text:p>
          </table:table-cell>
          <table:table-cell office:value-type="float" office:value="988.8798">
            <text:p>988,8798</text:p>
          </table:table-cell>
          <table:table-cell office:value-type="float" office:value="0.09999989">
            <text:p>0,09999989</text:p>
          </table:table-cell>
          <table:table-cell office:value-type="string">
            <text:p>[-0,10333593;-0,0033360445]</text:p>
          </table:table-cell>
          <table:table-cell office:value-type="string">
            <text:p>4,7657777E-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195">
            <text:p>0,10667195</text:p>
          </table:table-cell>
          <table:table-cell office:value-type="string">
            <text:p>[-0,10333598;-0,0033360445]</text:p>
          </table:table-cell>
          <table:table-cell office:value-type="string">
            <text:p>4,765682E-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rictionA</text:p>
          </table:table-cell>
          <table:table-cell office:value-type="float" office:value="0.0002682209">
            <text:p>0,0002682209</text:p>
          </table:table-cell>
          <table:table-cell office:value-type="float" office:value="-12.360156">
            <text:p>-12,360156</text:p>
          </table:table-cell>
          <table:table-cell office:value-type="string">
            <text:p>-6,7055225E-08</text:p>
          </table:table-cell>
          <table:table-cell office:value-type="string">
            <text:p>[-0,10333598;-0,0033360445]</text:p>
          </table:table-cell>
          <table:table-cell office:value-type="string">
            <text:p>4,765682E-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598;-0,0033360177]</text:p>
          </table:table-cell>
          <table:table-cell office:value-type="string">
            <text:p>4,7657395E-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rmalA</text:p>
          </table:table-cell>
          <table:table-cell office:value-type="float" office:value="0.00017881393">
            <text:p>0,0001788139</text:p>
          </table:table-cell>
          <table:table-cell office:value-type="float" office:value="988.87994">
            <text:p>988,87994</text:p>
          </table:table-cell>
          <table:table-cell office:value-type="float" office:value="0.09999996">
            <text:p>0,09999996</text:p>
          </table:table-cell>
          <table:table-cell office:value-type="string">
            <text:p>[-0,10333598;-0,0033360177]</text:p>
          </table:table-cell>
          <table:table-cell office:value-type="string">
            <text:p>4,7657395E-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198">
            <text:p>0,10667198</text:p>
          </table:table-cell>
          <table:table-cell office:value-type="string">
            <text:p>[-0,10333599;-0,0033360177]</text:p>
          </table:table-cell>
          <table:table-cell office:value-type="string">
            <text:p>4,7657013E-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rictionA</text:p>
          </table:table-cell>
          <table:table-cell office:value-type="float" office:value="0.000107102096">
            <text:p>0,0001071021</text:p>
          </table:table-cell>
          <table:table-cell office:value-type="float" office:value="-12.360048">
            <text:p>-12,360048</text:p>
          </table:table-cell>
          <table:table-cell office:value-type="string">
            <text:p>-2,6775524E-08</text:p>
          </table:table-cell>
          <table:table-cell office:value-type="string">
            <text:p>[-0,10333599;-0,0033360177]</text:p>
          </table:table-cell>
          <table:table-cell office:value-type="string">
            <text:p>4,7657013E-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599;-0,003336007]</text:p>
          </table:table-cell>
          <table:table-cell office:value-type="string">
            <text:p>4,7657242E-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rmalA</text:p>
          </table:table-cell>
          <table:table-cell office:value-type="string">
            <text:p>5,9604645E-05</text:p>
          </table:table-cell>
          <table:table-cell office:value-type="float" office:value="988.88">
            <text:p>988,88</text:p>
          </table:table-cell>
          <table:table-cell office:value-type="float" office:value="0.09999999">
            <text:p>0,09999999</text:p>
          </table:table-cell>
          <table:table-cell office:value-type="string">
            <text:p>[-0,10333599;-0,003336007]</text:p>
          </table:table-cell>
          <table:table-cell office:value-type="string">
            <text:p>4,7657242E-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6007]</text:p>
          </table:table-cell>
          <table:table-cell office:value-type="string">
            <text:p>4,7657115E-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rictionA</text:p>
          </table:table-cell>
          <table:table-cell office:value-type="string">
            <text:p>3,632158E-05</text:p>
          </table:table-cell>
          <table:table-cell office:value-type="float" office:value="-12.360013">
            <text:p>-12,360013</text:p>
          </table:table-cell>
          <table:table-cell office:value-type="string">
            <text:p>-9,080395E-09</text:p>
          </table:table-cell>
          <table:table-cell office:value-type="string">
            <text:p>[-0,103336;-0,003336007]</text:p>
          </table:table-cell>
          <table:table-cell office:value-type="string">
            <text:p>4,7657115E-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60033]</text:p>
          </table:table-cell>
          <table:table-cell office:value-type="string">
            <text:p>4,765719E-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rmalA</text:p>
          </table:table-cell>
          <table:table-cell office:value-type="string">
            <text:p>2,9802322E-05</text:p>
          </table:table-cell>
          <table:table-cell office:value-type="float" office:value="988.88">
            <text:p>988,88</text:p>
          </table:table-cell>
          <table:table-cell office:value-type="float" office:value="0.099999994">
            <text:p>0,099999994</text:p>
          </table:table-cell>
          <table:table-cell office:value-type="string">
            <text:p>[-0,103336;-0,0033360033]</text:p>
          </table:table-cell>
          <table:table-cell office:value-type="string">
            <text:p>4,765719E-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60033]</text:p>
          </table:table-cell>
          <table:table-cell office:value-type="string">
            <text:p>4,7657126E-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rictionA</text:p>
          </table:table-cell>
          <table:table-cell office:value-type="string">
            <text:p>1,7695129E-05</text:p>
          </table:table-cell>
          <table:table-cell office:value-type="float" office:value="-12.359995">
            <text:p>-12,359995</text:p>
          </table:table-cell>
          <table:table-cell office:value-type="string">
            <text:p>-4,4237822E-09</text:p>
          </table:table-cell>
          <table:table-cell office:value-type="string">
            <text:p>[-0,103336;-0,0033360033]</text:p>
          </table:table-cell>
          <table:table-cell office:value-type="string">
            <text:p>4,7657126E-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60014]</text:p>
          </table:table-cell>
          <table:table-cell office:value-type="string">
            <text:p>4,7657162E-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rmalA</text:p>
          </table:table-cell>
          <table:table-cell office:value-type="string">
            <text:p>2,9802322E-05</text:p>
          </table:table-cell>
          <table:table-cell office:value-type="float" office:value="988.88">
            <text:p>988,88</text:p>
          </table:table-cell>
          <table:table-cell office:value-type="float" office:value="0.099999994">
            <text:p>0,099999994</text:p>
          </table:table-cell>
          <table:table-cell office:value-type="string">
            <text:p>[-0,103336;-0,0033360014]</text:p>
          </table:table-cell>
          <table:table-cell office:value-type="string">
            <text:p>4,7657162E-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60014]</text:p>
          </table:table-cell>
          <table:table-cell office:value-type="string">
            <text:p>4,7657097E-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rictionA</text:p>
          </table:table-cell>
          <table:table-cell office:value-type="string">
            <text:p>1,8626451E-05</text:p>
          </table:table-cell>
          <table:table-cell office:value-type="float" office:value="-12.359977">
            <text:p>-12,359977</text:p>
          </table:table-cell>
          <table:table-cell office:value-type="string">
            <text:p>-4,656613E-09</text:p>
          </table:table-cell>
          <table:table-cell office:value-type="string">
            <text:p>[-0,103336;-0,0033360014]</text:p>
          </table:table-cell>
          <table:table-cell office:value-type="string">
            <text:p>4,7657097E-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ormalA</text:p>
          </table:table-cell>
          <table:table-cell office:value-type="float" office:value="0">
            <text:p>0</text:p>
          </table:table-cell>
          <table:table-cell office:value-type="float" office:value="988.88">
            <text:p>988,88</text:p>
          </table:table-cell>
          <table:table-cell office:value-type="float" office:value="0.1">
            <text:p>0,1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ormalB</text:p>
          </table:table-cell>
          <table:table-cell office:value-type="float" office:value="0">
            <text:p>0</text:p>
          </table:table-cell>
          <table:table-cell office:value-type="float" office:value="1044.48">
            <text:p>1044,48</text:p>
          </table:table-cell>
          <table:table-cell office:value-type="float" office:value="0.106672">
            <text:p>0,106672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rictionA</text:p>
          </table:table-cell>
          <table:table-cell office:value-type="float" office:value="0">
            <text:p>0</text:p>
          </table:table-cell>
          <table:table-cell office:value-type="float" office:value="-12.359977">
            <text:p>-12,359977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rictionB</text:p>
          </table:table-cell>
          <table:table-cell office:value-type="float" office:value="0">
            <text:p>0</text:p>
          </table:table-cell>
          <table:table-cell office:value-type="float" office:value="-21.000015">
            <text:p>-21,000015</text:p>
          </table:table-cell>
          <table:table-cell office:value-type="float" office:value="-0">
            <text:p>-0</text:p>
          </table:table-cell>
          <table:table-cell office:value-type="string">
            <text:p>[-0,103336;-0,0033359996]</text:p>
          </table:table-cell>
          <table:table-cell office:value-type="string">
            <text:p>4,7657137E-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0">10.07.2024</text:date>, <text:time>05:59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Pohl</meta:initial-creator>
    <meta:creation-date>2024-05-30T07:47:30.93</meta:creation-date>
    <dc:date>2024-07-10T05:59:54.74</dc:date>
    <dc:creator>Enrico Pohl</dc:creator>
    <meta:editing-duration>P1DT18H25M43S</meta:editing-duration>
    <meta:editing-cycles>20</meta:editing-cycles>
    <meta:generator>OpenOffice/4.1.10$Win32 OpenOffice.org_project/4110m2$Build-9807</meta:generator>
    <meta:document-statistic meta:table-count="4" meta:cell-count="104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36cm" xlink:href=".." xlink:type="simple" chart:class="chart:bar" chart:style-name="ch1">
        <chart:legend chart:legend-position="end" svg:x="14.057cm" svg:y="4.368cm" style:legend-expansion="high" chart:style-name="ch2"/>
        <chart:plot-area chart:style-name="ch3" table:cell-range-address="FrictionPointA.B4:FrictionPointA.B22" chart:data-source-has-labels="row" svg:x="0.77cm" svg:y="0.883cm" svg:width="12.647cm" svg:height="7.87cm">
          <chartooo:coordinate-region svg:x="1.682cm" svg:y="1.096cm" svg:width="11.735cm" svg:height="7.4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ictionPointA.B5:FrictionPointA.B22" chart:label-cell-address="FrictionPointA.B4:FrictionPointA.B4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ulse</text:p>
                <draw:g>
                  <svg:desc>FrictionPointA.B4:FrictionPointA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5">
                <text:p>-75</text:p>
                <draw:g>
                  <svg:desc>FrictionPointA.B5:FrictionPointA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952017">
                <text:p>29.952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920317">
                <text:p>20.920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313215">
                <text:p>7.5313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112663">
                <text:p>2.7112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05586">
                <text:p>0.97605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138708">
                <text:p>0.35138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649317">
                <text:p>0.12649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543537">
                <text:p>0.045543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37917">
                <text:p>0.01637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901791">
                <text:p>0.005901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128072">
                <text:p>0.002128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76927245">
                <text:p>0.00076927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682209">
                <text:p>0.0002682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07102096">
                <text:p>0.000107102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end" svg:x="13.343cm" svg:y="4.191cm" style:legend-expansion="high" chart:style-name="ch2"/>
        <chart:plot-area chart:style-name="ch3" table:cell-range-address="FrictionPointA.C4:FrictionPointA.C22" chart:data-source-has-labels="row" svg:x="0.77cm" svg:y="0.855cm" svg:width="11.933cm" svg:height="7.552cm">
          <chartooo:coordinate-region svg:x="1.497cm" svg:y="1.067cm" svg:width="11.206cm" svg:height="7.1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ictionPointA.C5:FrictionPointA.C22" chart:label-cell-address="FrictionPointA.C4:FrictionPointA.C4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ulseSum</text:p>
                <draw:g>
                  <svg:desc>FrictionPointA.C4:FrictionPointA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5">
                <text:p>-75</text:p>
                <draw:g>
                  <svg:desc>FrictionPointA.C5:FrictionPoint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5.04799">
                <text:p>-45.04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4.127672">
                <text:p>-24.127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.59635">
                <text:p>-16.59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3.885083">
                <text:p>-13.885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.909027">
                <text:p>-12.909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.55764">
                <text:p>-12.55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.431147">
                <text:p>-12.431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.385603">
                <text:p>-12.385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.369224">
                <text:p>-12.369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.363321">
                <text:p>-12.363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.361193">
                <text:p>-12.361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.360424">
                <text:p>-12.360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.360156">
                <text:p>-12.360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.360048">
                <text:p>-12.360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.360013">
                <text:p>-12.360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.359995">
                <text:p>-12.35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359977">
                <text:p>-12.3599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9.191cm" xlink:href=".." xlink:type="simple" chart:class="chart:bar" chart:style-name="ch1">
        <chart:legend chart:legend-position="end" svg:x="14.029cm" svg:y="4.283cm" style:legend-expansion="high" chart:style-name="ch2"/>
        <chart:plot-area chart:style-name="ch3" table:cell-range-address="FrictionPointA.G4:FrictionPointA.G22" chart:data-source-has-labels="row" svg:x="0.769cm" svg:y="0.867cm" svg:width="12.622cm" svg:height="7.721cm">
          <chartooo:coordinate-region svg:x="1.681cm" svg:y="1.08cm" svg:width="11.71cm" svg:height="7.2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ictionPointA.G5:FrictionPointA.G22" chart:label-cell-address="FrictionPointA.G4:FrictionPointA.G4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ulse</text:p>
                <draw:g>
                  <svg:desc>FrictionPointA.G4:FrictionPointA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5">
                <text:p>-75</text:p>
                <draw:g>
                  <svg:desc>FrictionPointA.G5:FrictionPointA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95201">
                <text:p>29.95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518972">
                <text:p>27.518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776503">
                <text:p>16.776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60913">
                <text:p>9.560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6996">
                <text:p>5.36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61753">
                <text:p>3.00617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816112">
                <text:p>1.6816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04705">
                <text:p>0.9404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9807">
                <text:p>0.5259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414892">
                <text:p>0.29414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50882">
                <text:p>0.16450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204261">
                <text:p>0.092042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1455572">
                <text:p>0.0514555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742943">
                <text:p>0.028742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093254">
                <text:p>0.016093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984935">
                <text:p>0.008984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052425">
                <text:p>0.005052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bar" chart:style-name="ch1">
        <chart:legend chart:legend-position="end" svg:x="13.315cm" svg:y="4.191cm" style:legend-expansion="high" chart:style-name="ch2"/>
        <chart:plot-area chart:style-name="ch3" table:cell-range-address="FrictionPointA.H4:FrictionPointA.H22" chart:data-source-has-labels="row" svg:x="0.769cm" svg:y="0.855cm" svg:width="11.908cm" svg:height="7.552cm">
          <chartooo:coordinate-region svg:x="1.496cm" svg:y="1.067cm" svg:width="11.181cm" svg:height="7.1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ictionPointA.H5:FrictionPointA.H22" chart:label-cell-address="FrictionPointA.H4:FrictionPointA.H4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ulseSum</text:p>
                <draw:g>
                  <svg:desc>FrictionPointA.H4:FrictionPointA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5">
                <text:p>-75</text:p>
                <draw:g>
                  <svg:desc>FrictionPointA.H5:FrictionPointA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5.047993">
                <text:p>-45.047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.52902">
                <text:p>-17.5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5251794">
                <text:p>-0.75251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08394">
                <text:p>8.808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178355">
                <text:p>14.178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18453">
                <text:p>17.18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866142">
                <text:p>18.866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806612">
                <text:p>19.806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32592">
                <text:p>20.332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626741">
                <text:p>20.626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79125">
                <text:p>20.79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883293">
                <text:p>20.883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934748">
                <text:p>20.934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963491">
                <text:p>20.963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979584">
                <text:p>20.979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98857">
                <text:p>20.98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993622">
                <text:p>20.9936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